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Comic Neue" svg:font-family="'Comic Neue'" style:font-pitch="variable"/>
    <style:font-face style:name="Comic Neue Light" svg:font-family="'Comic Neue Light'" style:font-pitch="variable"/>
    <style:font-face style:name="Comic Neue Light1" svg:font-family="'Comic Neue Light'" style:font-adornments="Regular" style:font-pitch="variable"/>
    <style:font-face style:name="DejaVu Sans" svg:font-family="'DejaVu Sans'" style:font-family-generic="system"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1" svg:font-family="'Noto Sans'" style:font-pitch="variable"/>
    <style:font-face style:name="Noto Sans2" svg:font-family="'Noto Sans'" style:font-family-generic="swiss"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Heading_20_A4">
      <style:graphic-properties draw:auto-grow-height="true" draw:auto-grow-width="false" fo:max-height="0cm" fo:min-height="2.194cm"/>
      <style:paragraph-properties style:writing-mode="lr-tb"/>
    </style:style>
    <style:style style:name="gr2" style:family="graphic" style:parent-style-name="objectwithoutfill">
      <style:graphic-properties svg:stroke-width="0.159cm" svg:stroke-color="#ffffd7" draw:marker-start-width="0.438cm" draw:marker-end-width="0.438cm" draw:fill="none" draw:fill-color="#729fcf" loext:fill-use-slide-background="false" draw:textarea-vertical-align="middle" fo:padding-top="0.204cm" fo:padding-bottom="0.204cm" fo:padding-left="0.329cm" fo:padding-right="0.329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895cm"/>
      <style:paragraph-properties style:writing-mode="lr-tb"/>
    </style:style>
    <style:style style:name="gr5" style:family="graphic" style:parent-style-name="standard" style:list-style-name="L3">
      <style:graphic-properties draw:stroke="none" svg:stroke-color="#000000" draw:fill="none" draw:fill-color="#ffffff" draw:auto-grow-height="true" draw:auto-grow-width="false" fo:max-height="0cm" fo:min-height="2.93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5.95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2cm"/>
      <style:paragraph-properties style:writing-mode="lr-tb"/>
    </style:style>
    <style:style style:name="gr8"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style:style>
    <style:style style:name="gr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10"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11"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12"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pr1" style:family="presentation" style:parent-style-name="Cover-notes">
      <style:graphic-properties draw:fill-color="#ffffff" draw:auto-grow-height="true" fo:min-height="12.572cm"/>
      <style:paragraph-properties style:writing-mode="lr-tb"/>
    </style:style>
    <style:style style:name="pr2" style:family="presentation" style:parent-style-name="Infographic3-notes">
      <style:graphic-properties draw:fill-color="#ffffff" draw:auto-grow-height="true" fo:min-height="12.572cm"/>
      <style:paragraph-properties style:writing-mode="lr-tb"/>
    </style:style>
    <style:style style:name="pr3" style:family="presentation" style:parent-style-name="Contens-title">
      <style:graphic-properties fo:min-height="0.865cm"/>
      <style:paragraph-properties style:writing-mode="lr-tb"/>
    </style:style>
    <style:style style:name="pr4" style:family="presentation" style:parent-style-name="Contens-subtitle" style:list-style-name="L3">
      <style:graphic-properties draw:fill-color="#ffffff" fo:min-height="1.297cm"/>
      <style:paragraph-properties style:writing-mode="lr-tb"/>
    </style:style>
    <style:style style:name="pr5" style:family="presentation" style:parent-style-name="Contens-subtitle" style:list-style-name="L3">
      <style:graphic-properties draw:fill-color="#ffffff" fo:min-height="1.297cm"/>
      <style:paragraph-properties style:writing-mode="lr-tb"/>
    </style:style>
    <style:style style:name="pr6" style:family="presentation" style:parent-style-name="Contens-title">
      <style:graphic-properties fo:min-height="1.467cm"/>
      <style:paragraph-properties style:writing-mode="lr-tb"/>
    </style:style>
    <style:style style:name="pr7" style:family="presentation" style:parent-style-name="Contens-notes">
      <style:graphic-properties draw:fill-color="#ffffff" draw:auto-grow-height="true" fo:min-height="12.572cm"/>
      <style:paragraph-properties style:writing-mode="lr-tb"/>
    </style:style>
    <style:style style:name="pr8" style:family="presentation" style:parent-style-name="Article2-title">
      <style:graphic-properties fo:min-height="2.015cm"/>
      <style:paragraph-properties style:writing-mode="lr-tb"/>
    </style:style>
    <style:style style:name="pr9" style:family="presentation" style:parent-style-name="Article2-notes">
      <style:graphic-properties draw:fill-color="#ffffff" draw:auto-grow-height="true" fo:min-height="12.572cm"/>
      <style:paragraph-properties style:writing-mode="lr-tb"/>
    </style:style>
    <style:style style:name="pr10" style:family="presentation" style:parent-style-name="Article1-title">
      <style:graphic-properties fo:min-height="1.343cm"/>
      <style:paragraph-properties style:writing-mode="lr-tb"/>
    </style:style>
    <style:style style:name="pr11" style:family="presentation" style:parent-style-name="Article1-notes">
      <style:graphic-properties draw:fill-color="#ffffff" draw:auto-grow-height="true" fo:min-height="12.572cm"/>
      <style:paragraph-properties style:writing-mode="lr-tb"/>
    </style:style>
    <style:style style:name="pr12" style:family="presentation" style:parent-style-name="End-title">
      <style:graphic-properties fo:min-height="1.923cm"/>
      <style:paragraph-properties style:writing-mode="lr-tb"/>
    </style:style>
    <style:style style:name="pr13" style:family="presentation" style:parent-style-name="End-notes">
      <style:graphic-properties draw:fill-color="#ffffff" draw:auto-grow-height="true" fo:min-height="12.572cm"/>
      <style:paragraph-properties style:writing-mode="lr-tb"/>
    </style:style>
    <style:style style:name="pr14" style:family="presentation" style:parent-style-name="Title-title">
      <style:graphic-properties fo:min-height="1.923cm"/>
      <style:paragraph-properties style:writing-mode="lr-tb"/>
    </style:style>
    <style:style style:name="pr15" style:family="presentation" style:parent-style-name="Title-subtitle">
      <style:graphic-properties draw:fill-color="#ffffff" fo:min-height="1.729cm"/>
      <style:paragraph-properties style:writing-mode="lr-tb"/>
    </style:style>
    <style:style style:name="pr16" style:family="presentation" style:parent-style-name="Title-title">
      <style:graphic-properties fo:min-height="6.245cm"/>
      <style:paragraph-properties style:writing-mode="lr-tb"/>
    </style:style>
    <style:style style:name="pr17" style:family="presentation" style:parent-style-name="Title-notes">
      <style:graphic-properties draw:fill-color="#ffffff" draw:auto-grow-height="true" fo:min-height="12.572cm"/>
      <style:paragraph-properties style:writing-mode="lr-tb"/>
    </style:style>
    <style:style style:name="pr18" style:family="presentation" style:parent-style-name="Infographic1-subtitle">
      <style:graphic-properties draw:fill-color="#ffffff" fo:min-height="5.001cm"/>
      <style:paragraph-properties style:writing-mode="lr-tb"/>
    </style:style>
    <style:style style:name="pr19" style:family="presentation" style:parent-style-name="Infographic1-title">
      <style:graphic-properties fo:min-height="1.343cm"/>
      <style:paragraph-properties style:writing-mode="lr-tb"/>
    </style:style>
    <style:style style:name="pr20" style:family="presentation" style:parent-style-name="Infographic1-notes">
      <style:graphic-properties draw:fill-color="#ffffff" draw:auto-grow-height="true" fo:min-height="12.572cm"/>
      <style:paragraph-properties style:writing-mode="lr-tb"/>
    </style:style>
    <style:style style:name="P1" style:family="paragraph">
      <style:paragraph-properties style:writing-mode="lr-tb"/>
      <style:text-properties style:font-name="Comic Neue" fo:font-size="54pt" fo:font-weight="bold" style:font-size-asian="54pt" style:font-weight-asian="bold" style:font-size-complex="54pt" style:font-weight-complex="bold"/>
    </style:style>
    <style:style style:name="P2" style:family="paragraph">
      <loext:graphic-properties draw:fill="none" draw:fill-color="#729fcf"/>
      <style:paragraph-properties fo:text-align="center"/>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style:font-name="Comic Neue" fo:font-size="22pt" style:text-underline-style="solid" style:text-underline-width="auto" style:text-underline-color="font-color" fo:font-weight="bold" style:font-size-asian="22pt" style:font-weight-asian="bold" style:font-size-complex="22pt" style:font-weight-complex="bold"/>
    </style:style>
    <style:style style:name="P6" style:family="paragraph">
      <loext:graphic-properties draw:fill="none" draw:fill-color="#ffffff"/>
      <style:paragraph-properties style:writing-mode="lr-tb"/>
      <style:text-properties style:font-name="Comic Neue Light1"/>
    </style:style>
    <style:style style:name="P7" style:family="paragraph">
      <loext:graphic-properties draw:fill-color="#ffffff"/>
      <style:paragraph-properties style:writing-mode="lr-tb"/>
      <style:text-properties fo:font-size="20pt"/>
    </style:style>
    <style:style style:name="P8" style:family="paragraph">
      <style:paragraph-properties fo:text-align="start"/>
    </style:style>
    <style:style style:name="P9" style:family="paragraph">
      <style:paragraph-properties fo:text-align="start" style:writing-mode="lr-tb"/>
      <style:text-properties style:font-name="Comic Neue" fo:font-size="18pt" fo:font-weight="bold" style:font-size-asian="18pt" style:font-weight-asian="bold" style:font-size-complex="18pt" style:font-weight-complex="bold"/>
    </style:style>
    <style:style style:name="P10" style:family="paragraph">
      <loext:graphic-properties draw:fill-color="#ffffff"/>
      <style:paragraph-properties fo:text-align="start" style:writing-mode="lr-tb"/>
      <style:text-properties style:font-name="Comic Neue" fo:font-size="16pt" style:font-size-asian="16pt" style:font-size-complex="16pt"/>
    </style:style>
    <style:style style:name="P11" style:family="paragraph">
      <loext:graphic-properties draw:fill="none" draw:fill-color="#ffffff"/>
      <style:paragraph-properties style:writing-mode="lr-tb"/>
      <style:text-properties style:font-name="Comic Neue" fo:font-size="22pt" style:text-underline-style="solid" style:text-underline-width="auto" style:text-underline-color="font-color" fo:font-weight="bold" style:font-size-asian="22pt" style:font-weight-asian="bold" style:font-size-complex="22pt" style:font-weight-complex="bold"/>
    </style:style>
    <style:style style:name="P12" style:family="paragraph">
      <style:paragraph-properties fo:text-align="start" style:writing-mode="lr-tb"/>
      <style:text-properties style:font-name="Comic Neue" fo:font-size="22pt" fo:font-weight="bold" style:font-size-asian="22pt" style:font-weight-asian="bold" style:font-size-complex="22pt" style:font-weight-complex="bold"/>
    </style:style>
    <style:style style:name="P13" style:family="paragraph">
      <style:paragraph-properties fo:margin-top="0.6cm" fo:margin-bottom="0cm"/>
    </style:style>
    <style:style style:name="P14" style:family="paragraph">
      <loext:graphic-properties draw:fill="none" draw:fill-color="#ffffff"/>
      <style:paragraph-properties fo:margin-top="0.6cm" fo:margin-bottom="0cm" style:writing-mode="lr-tb"/>
    </style:style>
    <style:style style:name="P15" style:family="paragraph">
      <loext:graphic-properties draw:fill="none" draw:fill-color="#ffffff"/>
      <style:paragraph-properties style:writing-mode="lr-tb"/>
      <style:text-properties style:font-name="Comic Neue"/>
    </style:style>
    <style:style style:name="P16" style:family="paragraph">
      <style:paragraph-properties fo:text-align="start" style:writing-mode="lr-tb"/>
      <style:text-properties style:font-name="Comic Neue" fo:font-size="40pt" fo:font-weight="bold" style:font-size-asian="40pt" style:font-weight-asian="bold" style:font-size-complex="40pt" style:font-weight-complex="bold"/>
    </style:style>
    <style:style style:name="P17" style:family="paragraph">
      <style:paragraph-properties fo:text-align="start" style:writing-mode="lr-tb"/>
      <style:text-properties style:font-name="Noto Sans2" fo:font-size="40pt" fo:font-weight="normal" style:font-size-asian="40pt" style:font-size-complex="40pt"/>
    </style:style>
    <style:style style:name="P18" style:family="paragraph">
      <loext:graphic-properties draw:fill-color="#ffffff"/>
      <style:paragraph-properties fo:text-align="start" style:writing-mode="lr-tb"/>
      <style:text-properties style:font-name="Noto Sans2" fo:font-size="12pt" style:font-size-asian="12pt" style:font-size-complex="12pt"/>
    </style:style>
    <style:style style:name="P19" style:family="paragraph">
      <style:paragraph-properties fo:text-align="start" style:writing-mode="lr-tb"/>
      <style:text-properties fo:color="#ffffff" loext:opacity="100%" loext:color-lum-mod="100%" loext:color-lum-off="0%" style:font-name="Noto Sans2" fo:font-size="130pt" fo:font-weight="normal" style:font-size-asian="150pt" style:font-size-complex="150pt"/>
    </style:style>
    <style:style style:name="P20" style:family="paragraph">
      <loext:graphic-properties draw:fill="solid" draw:fill-color="#f2c02c"/>
      <style:paragraph-properties fo:text-align="center"/>
      <style:text-properties style:font-name="Noto Sans2"/>
    </style:style>
    <style:style style:name="P21" style:family="paragraph">
      <loext:graphic-properties draw:fill="none" draw:fill-color="#f2c02c"/>
      <style:paragraph-properties fo:text-align="center"/>
      <style:text-properties style:font-name="Noto Sans2"/>
    </style:style>
    <style:style style:name="P22" style:family="paragraph">
      <style:paragraph-properties fo:text-align="center"/>
      <style:text-properties style:font-name="Noto Sans2"/>
    </style:style>
    <style:style style:name="P23" style:family="paragraph">
      <loext:graphic-properties draw:fill="solid" draw:fill-color="#000000"/>
      <style:paragraph-properties fo:text-align="center"/>
      <style:text-properties style:font-name="Noto Sans2"/>
    </style:style>
    <style:style style:name="P24" style:family="paragraph">
      <loext:graphic-properties draw:fill-color="#ffffff"/>
      <style:paragraph-properties fo:text-align="start" style:writing-mode="lr-tb"/>
      <style:text-properties style:font-name="Noto Sans2" fo:font-size="10.5pt" style:font-size-asian="10.5pt" style:font-size-complex="10.5pt"/>
    </style:style>
    <style:style style:name="P25" style:family="paragraph">
      <style:paragraph-properties fo:text-align="start" style:writing-mode="lr-tb"/>
      <style:text-properties style:font-name="Noto Sans2" fo:font-size="22pt" style:font-size-asian="22pt" style:font-size-complex="22pt"/>
    </style:style>
    <style:style style:name="T1" style:family="text">
      <style:text-properties style:font-name="Comic Neue" fo:font-size="54pt" fo:font-weight="bold" style:font-size-asian="54pt" style:font-weight-asian="bold" style:font-size-complex="54pt" style:font-weight-complex="bold"/>
    </style:style>
    <style:style style:name="T2" style:family="text">
      <style:text-properties style:font-name="Comic Neue" fo:font-size="22pt" style:text-underline-style="solid" style:text-underline-width="auto" style:text-underline-color="font-color" fo:font-weight="bold" style:font-size-asian="22pt" style:font-weight-asian="bold" style:font-size-complex="22pt" style:font-weight-complex="bold"/>
    </style:style>
    <style:style style:name="T3" style:family="text">
      <style:text-properties style:font-name="Comic Neue Light1"/>
    </style:style>
    <style:style style:name="T4" style:family="text">
      <style:text-properties style:font-name="Comic Neue" fo:font-size="18pt" fo:font-weight="bold" style:font-size-asian="18pt" style:font-weight-asian="bold" style:font-size-complex="18pt" style:font-weight-complex="bold"/>
    </style:style>
    <style:style style:name="T5" style:family="text">
      <style:text-properties style:font-name="Comic Neue" fo:font-size="16pt" style:font-size-asian="16pt" style:font-size-complex="16pt"/>
    </style:style>
    <style:style style:name="T6" style:family="text">
      <style:text-properties style:font-name="Comic Neue" fo:font-size="22pt" fo:font-weight="bold" style:font-size-asian="22pt" style:font-weight-asian="bold" style:font-size-complex="22pt" style:font-weight-complex="bold"/>
    </style:style>
    <style:style style:name="T7" style:family="text">
      <style:text-properties style:font-name="Comic Neue"/>
    </style:style>
    <style:style style:name="T8" style:family="text">
      <style:text-properties style:font-name="Comic Neue" fo:font-size="40pt" fo:font-weight="bold" style:font-size-asian="40pt" style:font-weight-asian="bold" style:font-size-complex="40pt" style:font-weight-complex="bold"/>
    </style:style>
    <style:style style:name="T9" style:family="text">
      <style:text-properties style:font-name="Noto Sans2" fo:font-size="40pt" fo:font-weight="normal" style:font-size-asian="40pt" style:font-size-complex="40pt"/>
    </style:style>
    <style:style style:name="T10" style:family="text">
      <style:text-properties style:font-name="Noto Sans2" fo:font-size="12pt" style:font-size-asian="12pt" style:font-size-complex="12pt"/>
    </style:style>
    <style:style style:name="T11" style:family="text">
      <style:text-properties fo:color="#000000" loext:opacity="100%" style:font-name="Noto Sans2" fo:font-size="130pt" fo:font-weight="normal" style:font-size-asian="150pt" style:font-size-complex="150pt"/>
    </style:style>
    <style:style style:name="T12" style:family="text">
      <style:text-properties style:font-name="Noto Sans2" fo:font-size="10.5pt" style:font-size-asian="10.5pt" style:font-size-complex="10.5pt"/>
    </style:style>
    <style:style style:name="T13" style:family="text">
      <style:text-properties style:font-name="Noto Sans2"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frame draw:style-name="gr1" draw:text-style-name="P1" draw:layer="layout" svg:width="13.5cm" svg:height="2.194cm" svg:x="7.25cm" svg:y="6.5cm">
          <draw:text-box>
            <text:p><text:span text:style-name="T1">SQL INJECTION</text:span></text:p>
          </draw:text-box>
        </draw:frame>
        <draw:polygon draw:style-name="gr2" draw:text-style-name="P2" draw:layer="layout" svg:width="2.499cm" svg:height="2.511cm" draw:transform="rotate (1.5707963267949) translate (3.488cm 6.5cm)" svg:viewBox="0 0 2500 2512" draw:points="0,0 2500,0 2500,2500 2500,2512">
          <text:p/>
        </draw:polygon>
        <presentation:notes draw:style-name="dp2">
          <draw:page-thumbnail draw:style-name="gr3"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Infographic3" presentation:presentation-page-layout-name="AL1T1">
        <office:forms form:automatic-focus="false" form:apply-design-mode="false"/>
        <draw:frame draw:style-name="gr4" draw:text-style-name="P5" draw:layer="layout" svg:width="10.5cm" svg:height="1.145cm" svg:x="8.75cm" svg:y="2.461cm">
          <draw:text-box>
            <text:p text:style-name="P4"><text:span text:style-name="T2">Why sql injection is important</text:span></text:p>
          </draw:text-box>
        </draw:frame>
        <draw:frame draw:style-name="gr5" draw:text-style-name="P6" draw:layer="layout" svg:width="20cm" svg:height="3.916cm" svg:x="4.5cm" svg:y="5.5cm">
          <draw:text-box>
            <text:list text:style-name="L3">
              <text:list-item>
                <text:p><text:span text:style-name="T3">SQL injection continues to rank among the top <text:s/>vulnerabilities on the OWASP Top 10 list, highlighting its persistent significance as a security concern.</text:span></text:p>
              </text:list-item>
              <text:list-item>
                <text:p><text:span text:style-name="T3">Direct impact on server-side applications</text:span></text:p>
              </text:list-item>
              <text:list-item>
                <text:p><text:span text:style-name="T3">Long-term consequences</text:span></text:p>
              </text:list-item>
            </text:list>
          </draw:text-box>
        </draw:frame>
        <presentation:notes draw:style-name="dp2">
          <draw:page-thumbnail draw:style-name="gr3" draw:layer="layout" svg:width="18.624cm" svg:height="10.476cm" svg:x="1.482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Contens" presentation:presentation-page-layout-name="AL1T1">
        <office:forms form:automatic-focus="false" form:apply-design-mode="false"/>
        <draw:frame presentation:style-name="pr3" draw:text-style-name="P9" draw:layer="layout" svg:width="8.012cm" svg:height="0.865cm" svg:x="6.734cm" svg:y="3cm" presentation:class="title" presentation:user-transformed="true">
          <draw:text-box>
            <text:p text:style-name="P8"><text:span text:style-name="T4">In-band sql injection</text:span></text:p>
          </draw:text-box>
        </draw:frame>
        <draw:frame presentation:style-name="pr4" draw:text-style-name="P10" draw:layer="layout" svg:width="8.266cm" svg:height="1.297cm" svg:x="7cm" svg:y="4cm">
          <draw:text-box>
            <text:list text:style-name="L3">
              <text:list-item>
                <text:p text:style-name="P8"><text:span text:style-name="T5">Union based sql injection</text:span></text:p>
              </text:list-item>
              <text:list-item>
                <text:p text:style-name="P8"><text:span text:style-name="T5">Error based sqli injection</text:span></text:p>
              </text:list-item>
            </text:list>
          </draw:text-box>
        </draw:frame>
        <draw:frame draw:style-name="gr4" draw:text-style-name="P11" draw:layer="layout" svg:width="8.5cm" svg:height="1.145cm" svg:x="9.5cm" svg:y="1cm">
          <draw:text-box>
            <text:p><text:span text:style-name="T2">Types of sql injection</text:span></text:p>
          </draw:text-box>
        </draw:frame>
        <draw:frame presentation:style-name="pr5" draw:text-style-name="P10" draw:layer="layout" svg:width="8.266cm" svg:height="1.297cm" svg:x="7cm" svg:y="8.203cm">
          <draw:text-box>
            <text:list text:style-name="L3">
              <text:list-item>
                <text:p text:style-name="P8"><text:span text:style-name="T5">Boolean based sql injection</text:span></text:p>
              </text:list-item>
              <text:list-item>
                <text:p text:style-name="P8"><text:span text:style-name="T5">Time based sqli injection</text:span></text:p>
              </text:list-item>
            </text:list>
          </draw:text-box>
        </draw:frame>
        <draw:frame presentation:style-name="pr6" draw:text-style-name="P9" draw:layer="layout" svg:width="10cm" svg:height="1.467cm" svg:x="7cm" svg:y="6.736cm" presentation:class="title" presentation:user-transformed="true">
          <draw:text-box>
            <text:p text:style-name="P8"><text:span text:style-name="T4">Inferential sql injection (Blind)</text:span></text:p>
          </draw:text-box>
        </draw:frame>
        <draw:frame presentation:style-name="pr3" draw:text-style-name="P9" draw:layer="layout" svg:width="8.012cm" svg:height="0.865cm" svg:x="18.5cm" svg:y="8cm" presentation:class="title" presentation:user-transformed="true">
          <draw:text-box>
            <text:p text:style-name="P8"><text:span text:style-name="T4">Out-of-band sql injection</text:span></text:p>
          </draw:text-box>
        </draw:frame>
        <presentation:notes draw:style-name="dp2">
          <draw:page-thumbnail draw:style-name="gr3" draw:layer="layout" svg:width="18.624cm" svg:height="10.476cm" svg:x="1.482cm" svg:y="2.123cm" draw:page-number="3" presentation:class="page"/>
          <draw:frame presentation:style-name="pr7" draw:text-style-name="P7" draw:layer="layout" svg:width="17.271cm" svg:height="12.572cm" svg:x="2.159cm" svg:y="13.271cm" presentation:class="notes" presentation:placeholder="true">
            <draw:text-box/>
          </draw:frame>
        </presentation:notes>
      </draw:page>
      <draw:page draw:name="page4" draw:style-name="dp1" draw:master-page-name="Article2" presentation:presentation-page-layout-name="AL1T1">
        <office:forms form:automatic-focus="false" form:apply-design-mode="false"/>
        <draw:frame presentation:style-name="pr8" draw:text-style-name="P12" draw:layer="layout" svg:width="11.269cm" svg:height="2.015cm" svg:x="2.731cm" svg:y="0cm" presentation:class="title" presentation:user-transformed="true">
          <draw:text-box>
            <text:p text:style-name="P8"><text:span text:style-name="T6">How to prevent SQL injection</text:span></text:p>
          </draw:text-box>
        </draw:frame>
        <draw:frame draw:style-name="gr6" draw:text-style-name="P14" draw:layer="layout" svg:width="20cm" svg:height="6.206cm" svg:x="3cm" svg:y="4cm">
          <draw:text-box>
            <text:list text:style-name="L3">
              <text:list-item>
                <text:p text:style-name="P13">Use prepared statements or parameterized queries</text:p>
              </text:list-item>
              <text:list-item>
                <text:p text:style-name="P13">Input validation and sanitization</text:p>
              </text:list-item>
              <text:list-item>
                <text:p text:style-name="P13">Use whitelists, not blacklists</text:p>
              </text:list-item>
              <text:list-item>
                <text:p text:style-name="P13">Adopt the latest technologies</text:p>
              </text:list-item>
              <text:list-item>
                <text:p text:style-name="P13">Use Web Application Firewall</text:p>
              </text:list-item>
            </text:list>
          </draw:text-box>
        </draw:frame>
        <presentation:notes draw:style-name="dp2">
          <draw:page-thumbnail draw:style-name="gr3" draw:layer="layout" svg:width="18.624cm" svg:height="10.476cm" svg:x="1.482cm" svg:y="2.123cm" draw:page-number="4" presentation:class="page"/>
          <draw:frame presentation:style-name="pr9" draw:text-style-name="P7" draw:layer="layout" svg:width="17.271cm" svg:height="12.572cm" svg:x="2.159cm" svg:y="13.271cm" presentation:class="notes" presentation:placeholder="true">
            <draw:text-box/>
          </draw:frame>
        </presentation:notes>
      </draw:page>
      <draw:page draw:name="page5" draw:style-name="dp1" draw:master-page-name="Article1" presentation:presentation-page-layout-name="AL1T1">
        <office:forms form:automatic-focus="false" form:apply-design-mode="false"/>
        <draw:frame presentation:style-name="pr10" draw:text-style-name="P12" draw:layer="layout" svg:width="7.549cm" svg:height="1.343cm" svg:x="2.257cm" svg:y="0.336cm" presentation:class="title" presentation:user-transformed="true">
          <draw:text-box>
            <text:p text:style-name="P8"><text:span text:style-name="T6">Popular tools</text:span></text:p>
          </draw:text-box>
        </draw:frame>
        <draw:frame draw:style-name="gr7" draw:text-style-name="P15" draw:layer="layout" svg:width="13.5cm" svg:height="2.45cm" svg:x="4cm" svg:y="5.5cm">
          <draw:text-box>
            <text:list text:style-name="L3">
              <text:list-item>
                <text:p><text:span text:style-name="T7">SQLmap</text:span></text:p>
              </text:list-item>
              <text:list-item>
                <text:p><text:span text:style-name="T7">SQLninja</text:span></text:p>
              </text:list-item>
              <text:list-item>
                <text:p><text:span text:style-name="T7">Havij</text:span></text:p>
              </text:list-item>
            </text:list>
          </draw:text-box>
        </draw:frame>
        <presentation:notes draw:style-name="dp2">
          <draw:page-thumbnail draw:style-name="gr3" draw:layer="layout" svg:width="18.624cm" svg:height="10.476cm" svg:x="1.482cm" svg:y="2.123cm" draw:page-number="5" presentation:class="page"/>
          <draw:frame presentation:style-name="pr11" draw:text-style-name="P7" draw:layer="layout" svg:width="17.271cm" svg:height="12.572cm" svg:x="2.159cm" svg:y="13.271cm" presentation:class="notes" presentation:placeholder="true">
            <draw:text-box/>
          </draw:frame>
        </presentation:notes>
      </draw:page>
      <draw:page draw:name="page6" draw:style-name="dp1" draw:master-page-name="End" presentation:presentation-page-layout-name="AL1T1">
        <office:forms form:automatic-focus="false" form:apply-design-mode="false"/>
        <draw:frame presentation:style-name="pr12" draw:text-style-name="P16" draw:layer="layout" svg:width="12.192cm" svg:height="1.923cm" svg:x="13.95cm" svg:y="8.875cm" presentation:class="title" presentation:user-transformed="true">
          <draw:text-box>
            <text:p text:style-name="P8"><text:span text:style-name="T8">THANK YOU</text:span></text:p>
          </draw:text-box>
        </draw:frame>
        <presentation:notes draw:style-name="dp2">
          <draw:page-thumbnail draw:style-name="gr3" draw:layer="layout" svg:width="18.624cm" svg:height="10.476cm" svg:x="1.482cm" svg:y="2.123cm" draw:page-number="6" presentation:class="page"/>
          <draw:frame presentation:style-name="pr13" draw:text-style-name="P7" draw:layer="layout" svg:width="17.271cm" svg:height="12.572cm" svg:x="2.159cm" svg:y="13.271cm" presentation:class="notes" presentation:placeholder="true">
            <draw:text-box/>
          </draw:frame>
        </presentation:notes>
      </draw:page>
      <draw:page draw:name="page7" draw:style-name="dp1" draw:master-page-name="Title" presentation:presentation-page-layout-name="AL1T1">
        <office:forms form:automatic-focus="false" form:apply-design-mode="false"/>
        <draw:frame presentation:style-name="pr14" draw:text-style-name="P17" draw:layer="layout" svg:width="12.192cm" svg:height="1.923cm" svg:x="11.663cm" svg:y="5.844cm" presentation:class="title" presentation:user-transformed="true">
          <draw:text-box>
            <text:p text:style-name="P8"><text:span text:style-name="T9">Lorem &amp; Ipsum</text:span></text:p>
          </draw:text-box>
        </draw:frame>
        <draw:frame presentation:style-name="pr15" draw:text-style-name="P18" draw:layer="layout" svg:width="11.176cm" svg:height="1.729cm" svg:x="11.663cm" svg:y="7.806cm">
          <draw:text-box>
            <text:p text:style-name="P8"><text:span text:style-name="T10">Lorem ipsum dolor sit amet, consectetur adipiscing elit. In mollis dictum volutpat. Donec bibendum magna vel risus consectetur, sit amet aliquet est ullamcorper.</text:span></text:p>
          </draw:text-box>
        </draw:frame>
        <draw:frame presentation:style-name="pr16" draw:text-style-name="P19" draw:layer="layout" svg:width="5.84cm" svg:height="6.245cm" svg:x="6.873cm" svg:y="4.684cm" presentation:class="title" presentation:user-transformed="true">
          <draw:text-box>
            <text:p text:style-name="P8"><text:span text:style-name="T11">01</text:span></text:p>
          </draw:text-box>
        </draw:frame>
        <presentation:notes draw:style-name="dp2">
          <draw:page-thumbnail draw:style-name="gr3" draw:layer="layout" svg:width="18.624cm" svg:height="10.476cm" svg:x="1.482cm" svg:y="2.123cm" draw:page-number="7" presentation:class="page"/>
          <draw:frame presentation:style-name="pr17" draw:text-style-name="P3" draw:layer="layout" svg:width="17.271cm" svg:height="12.572cm" svg:x="2.159cm" svg:y="13.271cm" presentation:class="notes" presentation:placeholder="true">
            <draw:text-box/>
          </draw:frame>
        </presentation:notes>
      </draw:page>
      <draw:page draw:name="page8" draw:style-name="dp1" draw:master-page-name="Infographic1" presentation:presentation-page-layout-name="AL1T1">
        <office:forms form:automatic-focus="false" form:apply-design-mode="false"/>
        <draw:polygon draw:style-name="gr8" draw:text-style-name="P20" draw:layer="layout" svg:width="2.916cm" svg:height="2.915cm" svg:x="3.313cm" svg:y="3.855cm" svg:viewBox="0 0 2917 2916" draw:points="729,2187 0,1458 1458,0 2917,1458 1458,2916">
          <text:p/>
        </draw:polygon>
        <draw:polygon draw:style-name="gr9" draw:text-style-name="P21" draw:layer="layout" svg:width="2.916cm" svg:height="2.916cm" svg:x="3.313cm" svg:y="3.516cm" svg:viewBox="0 0 2917 2917" draw:points="729,2188 0,1458 1458,0 2917,1458 1458,2917">
          <text:p/>
        </draw:polygon>
        <draw:polygon draw:style-name="gr8" draw:text-style-name="P20" draw:layer="layout" svg:width="2.915cm" svg:height="2.915cm" svg:x="7.802cm" svg:y="3.855cm" svg:viewBox="0 0 2916 2916" draw:points="729,2187 0,1458 1458,0 2916,1458 1458,2916">
          <text:p/>
        </draw:polygon>
        <draw:polygon draw:style-name="gr9" draw:text-style-name="P21" draw:layer="layout" svg:width="2.915cm" svg:height="2.916cm" svg:x="7.802cm" svg:y="3.516cm" svg:viewBox="0 0 2916 2917" draw:points="729,2188 0,1458 1458,0 2916,1458 1458,2917">
          <text:p/>
        </draw:polygon>
        <draw:polygon draw:style-name="gr8" draw:text-style-name="P20" draw:layer="layout" svg:width="2.916cm" svg:height="2.915cm" svg:x="12.541cm" svg:y="3.855cm" svg:viewBox="0 0 2917 2916" draw:points="729,2187 0,1458 1458,0 2917,1458 1458,2916">
          <text:p/>
        </draw:polygon>
        <draw:polygon draw:style-name="gr9" draw:text-style-name="P21" draw:layer="layout" svg:width="2.916cm" svg:height="2.916cm" svg:x="12.541cm" svg:y="3.516cm" svg:viewBox="0 0 2917 2917" draw:points="729,2188 0,1458 1458,0 2917,1458 1458,2917">
          <text:p/>
        </draw:polygon>
        <draw:polygon draw:style-name="gr8" draw:text-style-name="P20" draw:layer="layout" svg:width="2.916cm" svg:height="2.915cm" svg:x="17.234cm" svg:y="3.855cm" svg:viewBox="0 0 2917 2916" draw:points="729,2187 0,1458 1458,0 2917,1458 1458,2916">
          <text:p/>
        </draw:polygon>
        <draw:polygon draw:style-name="gr9" draw:text-style-name="P21" draw:layer="layout" svg:width="2.916cm" svg:height="2.916cm" svg:x="17.234cm" svg:y="3.516cm" svg:viewBox="0 0 2917 2917" draw:points="729,2188 0,1458 1458,0 2917,1458 1458,2917">
          <text:p/>
        </draw:polygon>
        <draw:polygon draw:style-name="gr8" draw:text-style-name="P20" draw:layer="layout" svg:width="2.915cm" svg:height="2.915cm" svg:x="22.065cm" svg:y="3.855cm" svg:viewBox="0 0 2916 2916" draw:points="729,2187 0,1458 1458,0 2916,1458 1458,2916">
          <text:p/>
        </draw:polygon>
        <draw:polygon draw:style-name="gr9" draw:text-style-name="P21" draw:layer="layout" svg:width="2.915cm" svg:height="2.916cm" svg:x="22.065cm" svg:y="3.516cm" svg:viewBox="0 0 2916 2917" draw:points="729,2188 0,1458 1458,0 2916,1458 1458,2917">
          <text:p/>
        </draw:polygon>
        <draw:line draw:style-name="gr10" draw:text-style-name="P22" draw:layer="layout" svg:x1="4.771cm" svg:y1="7.738cm" svg:x2="23.523cm" svg:y2="7.738cm">
          <text:p/>
        </draw:line>
        <draw:polygon draw:style-name="gr11" draw:text-style-name="P23"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11" draw:text-style-name="P23"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10" draw:text-style-name="P22" draw:layer="layout" svg:x1="9.26cm" svg:y1="7.738cm" svg:x2="9.26cm" svg:y2="10.433cm">
          <text:p/>
        </draw:line>
        <draw:line draw:style-name="gr10" draw:text-style-name="P22" draw:layer="layout" svg:x1="18.692cm" svg:y1="7.738cm" svg:x2="18.692cm" svg:y2="10.433cm">
          <text:p/>
        </draw:line>
        <draw:polygon draw:style-name="gr11" draw:text-style-name="P23"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11" draw:text-style-name="P23"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11" draw:text-style-name="P23"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12" draw:text-style-name="P23"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12" draw:text-style-name="P23"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12" draw:text-style-name="P23"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12" draw:text-style-name="P23"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12" draw:text-style-name="P23" draw:layer="layout" svg:width="0.057cm" svg:height="0.172cm" svg:x="4.744cm" svg:y="5.001cm" svg:viewBox="0 0 58 173" draw:points="0,0 58,0 58,173 0,173">
          <text:p/>
        </draw:polygon>
        <draw:polygon draw:style-name="gr12" draw:text-style-name="P23" draw:layer="layout" svg:width="0.162cm" svg:height="0.162cm" svg:x="4.639cm" svg:y="4.878cm" svg:viewBox="0 0 163 163" draw:points="143,143 122,163 0,41 40,0 163,123">
          <text:p/>
        </draw:polygon>
        <draw:polygon draw:style-name="gr12" draw:text-style-name="P23" draw:layer="layout" svg:width="0.162cm" svg:height="0.162cm" svg:x="4.744cm" svg:y="4.879cm" svg:viewBox="0 0 163 163" draw:points="143,20 163,41 41,163 0,122 123,0">
          <text:p/>
        </draw:polygon>
        <draw:polygon draw:style-name="gr12" draw:text-style-name="P23" draw:layer="layout" svg:width="0.403cm" svg:height="0.403cm" svg:x="18.742cm" svg:y="5.035cm" svg:viewBox="0 0 404 404" draw:points="351,351 299,404 0,105 105,0 404,299">
          <text:p/>
        </draw:polygon>
        <draw:polygon draw:style-name="gr12" draw:text-style-name="P23"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18" draw:text-style-name="P24" draw:layer="layout" svg:width="4.064cm" svg:height="5.001cm" svg:x="2.789cm" svg:y="8.151cm">
          <draw:text-box>
            <text:p text:style-name="P8"><text:span text:style-name="T12">Lorem ipsum dolor sit amet, consectetur adipiscing elit. In mollis dictum volutpat. Donec bibendum magna vel risus consectetur, sit amet aliquet est ullamcorper. Praesent ullamcorper faucibus imperdiet.</text:span></text:p>
          </draw:text-box>
        </draw:frame>
        <draw:frame presentation:style-name="pr18" draw:text-style-name="P24" draw:layer="layout" svg:width="4.064cm" svg:height="5.001cm" svg:x="7.361cm" svg:y="10.42cm">
          <draw:text-box>
            <text:p text:style-name="P8"><text:span text:style-name="T12">Lorem ipsum dolor sit amet, consectetur adipiscing elit. In mollis dictum volutpat. Donec bibendum magna vel risus consectetur, sit amet aliquet est ullamcorper. Praesent ullamcorper faucibus imperdiet.</text:span></text:p>
          </draw:text-box>
        </draw:frame>
        <draw:frame presentation:style-name="pr18" draw:text-style-name="P24" draw:layer="layout" svg:width="4.064cm" svg:height="5.001cm" svg:x="11.933cm" svg:y="8.08cm">
          <draw:text-box>
            <text:p text:style-name="P8"><text:span text:style-name="T12">Lorem ipsum dolor sit amet, consectetur adipiscing elit. In mollis dictum volutpat. Donec bibendum magna vel risus consectetur, sit amet aliquet est ullamcorper. Praesent ullamcorper faucibus imperdiet.</text:span></text:p>
          </draw:text-box>
        </draw:frame>
        <draw:frame presentation:style-name="pr18" draw:text-style-name="P24" draw:layer="layout" svg:width="4.064cm" svg:height="5.001cm" svg:x="21.585cm" svg:y="8.08cm">
          <draw:text-box>
            <text:p text:style-name="P8"><text:span text:style-name="T12">Lorem ipsum dolor sit amet, consectetur adipiscing elit. In mollis dictum volutpat. Donec bibendum magna vel risus consectetur, sit amet aliquet est ullamcorper. Praesent ullamcorper faucibus imperdiet.</text:span></text:p>
          </draw:text-box>
        </draw:frame>
        <draw:frame presentation:style-name="pr18" draw:text-style-name="P24" draw:layer="layout" svg:width="4.064cm" svg:height="5.001cm" svg:x="16.759cm" svg:y="10.42cm">
          <draw:text-box>
            <text:p text:style-name="P8"><text:span text:style-name="T12">Lorem ipsum dolor sit amet, consectetur adipiscing elit. In mollis dictum volutpat. Donec bibendum magna vel risus consectetur, sit amet aliquet est ullamcorper. Praesent ullamcorper faucibus imperdiet.</text:span></text:p>
          </draw:text-box>
        </draw:frame>
        <draw:frame presentation:style-name="pr19" draw:text-style-name="P25" draw:layer="layout" svg:width="7.549cm" svg:height="1.343cm" svg:x="2.22cm" svg:y="0.285cm" presentation:class="title" presentation:user-transformed="true">
          <draw:text-box>
            <text:p text:style-name="P8"><text:span text:style-name="T13">Dolor Sit</text:span></text:p>
          </draw:text-box>
        </draw:frame>
        <presentation:notes draw:style-name="dp2">
          <draw:page-thumbnail draw:style-name="gr3" draw:layer="layout" svg:width="18.624cm" svg:height="10.476cm" svg:x="1.482cm" svg:y="2.123cm" draw:page-number="8" presentation:class="page"/>
          <draw:frame presentation:style-name="pr20"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Comic Neue" svg:font-family="'Comic Neue'" style:font-pitch="variable"/>
    <style:font-face style:name="Comic Neue Light" svg:font-family="'Comic Neue Light'" style:font-pitch="variable"/>
    <style:font-face style:name="Comic Neue Light1" svg:font-family="'Comic Neue Light'" style:font-adornments="Regular" style:font-pitch="variable"/>
    <style:font-face style:name="DejaVu Sans" svg:font-family="'DejaVu Sans'" style:font-family-generic="system"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1" svg:font-family="'Noto Sans'" style:font-pitch="variable"/>
    <style:font-face style:name="Noto Sans2" svg:font-family="'Noto Sans'" style:font-family-generic="swiss" style:font-pitch="variable"/>
    <style:font-face style:name="Source Han Sans CN" svg:font-family="'Source Han Sans CN'"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4cm" fo:margin-bottom="0cm" fo:text-indent="0cm"/>
      <style:text-properties fo:font-size="28pt" style:font-size-asian="28pt" style:font-size-complex="28pt"/>
    </style:style>
    <style:style style:name="Cover-outline3" style:family="presentation" style:parent-style-name="Cover-outline2">
      <style:paragraph-properties fo:margin-left="0cm" fo:margin-right="0cm" fo:margin-top="0.3cm" fo:margin-bottom="0cm" fo:text-indent="0cm"/>
      <style:text-properties fo:font-size="24pt" style:font-size-asian="24pt" style:font-size-complex="24pt"/>
    </style:style>
    <style:style style:name="Cover-outline4" style:family="presentation" style:parent-style-name="Cover-outline3">
      <style:paragraph-properties fo:margin-left="0cm" fo:margin-right="0cm" fo:margin-top="0.2cm" fo:margin-bottom="0cm" fo:text-indent="0cm"/>
      <style:text-properties fo:font-size="20pt" style:font-size-asian="20pt" style:font-size-complex="20pt"/>
    </style:style>
    <style:style style:name="Cover-outline5" style:family="presentation" style:parent-style-name="Cover-outline4">
      <style:paragraph-properties fo:margin-left="0cm" fo:margin-right="0cm" fo:margin-top="0.1cm" fo:margin-bottom="0cm" fo:text-indent="0cm"/>
      <style:text-properties fo:font-size="20pt" style:font-size-asian="20pt" style:font-size-complex="20pt"/>
    </style:style>
    <style:style style:name="Cover-outline6" style:family="presentation" style:parent-style-name="Cover-outline5">
      <style:paragraph-properties fo:margin-left="0cm" fo:margin-right="0cm" fo:margin-top="0.1cm" fo:margin-bottom="0cm" fo:text-indent="0cm"/>
      <style:text-properties fo:font-size="20pt" style:font-size-asian="20pt" style:font-size-complex="20pt"/>
    </style:style>
    <style:style style:name="Cover-outline7" style:family="presentation" style:parent-style-name="Cover-outline6">
      <style:paragraph-properties fo:margin-left="0cm" fo:margin-right="0cm" fo:margin-top="0.1cm" fo:margin-bottom="0cm" fo:text-indent="0cm"/>
      <style:text-properties fo:font-size="20pt" style:font-size-asian="20pt" style:font-size-complex="20pt"/>
    </style:style>
    <style:style style:name="Cover-outline8" style:family="presentation" style:parent-style-name="Cover-outline7">
      <style:paragraph-properties fo:margin-left="0cm" fo:margin-right="0cm" fo:margin-top="0.1cm" fo:margin-bottom="0cm" fo:text-indent="0cm"/>
      <style:text-properties fo:font-size="20pt" style:font-size-asian="20pt" style:font-size-complex="20pt"/>
    </style:style>
    <style:style style:name="Cover-outline9" style:family="presentation" style:parent-style-name="Cover-outline8">
      <style:paragraph-properties fo:margin-left="0cm" fo:margin-right="0cm" fo:margin-top="0.1cm" fo:margin-bottom="0cm" fo:text-indent="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left="0cm" fo:margin-right="0cm" fo:margin-top="0.4cm" fo:margin-bottom="0cm" fo:text-indent="0cm"/>
      <style:text-properties fo:font-size="28pt" style:font-size-asian="28pt" style:font-size-complex="28pt"/>
    </style:style>
    <style:style style:name="Description-outline3" style:family="presentation" style:parent-style-name="Description-outline2">
      <style:paragraph-properties fo:margin-left="0cm" fo:margin-right="0cm" fo:margin-top="0.3cm" fo:margin-bottom="0cm" fo:text-indent="0cm"/>
      <style:text-properties fo:font-size="24pt" style:font-size-asian="24pt" style:font-size-complex="24pt"/>
    </style:style>
    <style:style style:name="Description-outline4" style:family="presentation" style:parent-style-name="Description-outline3">
      <style:paragraph-properties fo:margin-left="0cm" fo:margin-right="0cm" fo:margin-top="0.2cm" fo:margin-bottom="0cm" fo:text-indent="0cm"/>
      <style:text-properties fo:font-size="20pt" style:font-size-asian="20pt" style:font-size-complex="20pt"/>
    </style:style>
    <style:style style:name="Description-outline5" style:family="presentation" style:parent-style-name="Description-outline4">
      <style:paragraph-properties fo:margin-left="0cm" fo:margin-right="0cm" fo:margin-top="0.1cm" fo:margin-bottom="0cm" fo:text-indent="0cm"/>
      <style:text-properties fo:font-size="20pt" style:font-size-asian="20pt" style:font-size-complex="20pt"/>
    </style:style>
    <style:style style:name="Description-outline6" style:family="presentation" style:parent-style-name="Description-outline5">
      <style:paragraph-properties fo:margin-left="0cm" fo:margin-right="0cm" fo:margin-top="0.1cm" fo:margin-bottom="0cm" fo:text-indent="0cm"/>
      <style:text-properties fo:font-size="20pt" style:font-size-asian="20pt" style:font-size-complex="20pt"/>
    </style:style>
    <style:style style:name="Description-outline7" style:family="presentation" style:parent-style-name="Description-outline6">
      <style:paragraph-properties fo:margin-left="0cm" fo:margin-right="0cm" fo:margin-top="0.1cm" fo:margin-bottom="0cm" fo:text-indent="0cm"/>
      <style:text-properties fo:font-size="20pt" style:font-size-asian="20pt" style:font-size-complex="20pt"/>
    </style:style>
    <style:style style:name="Description-outline8" style:family="presentation" style:parent-style-name="Description-outline7">
      <style:paragraph-properties fo:margin-left="0cm" fo:margin-right="0cm" fo:margin-top="0.1cm" fo:margin-bottom="0cm" fo:text-indent="0cm"/>
      <style:text-properties fo:font-size="20pt" style:font-size-asian="20pt" style:font-size-complex="20pt"/>
    </style:style>
    <style:style style:name="Description-outline9" style:family="presentation" style:parent-style-name="Description-outline8">
      <style:paragraph-properties fo:margin-left="0cm" fo:margin-right="0cm" fo:margin-top="0.1cm" fo:margin-bottom="0cm" fo:text-indent="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left="0cm" fo:margin-right="0cm" fo:margin-top="0.4cm" fo:margin-bottom="0cm" fo:text-indent="0cm"/>
      <style:text-properties fo:font-size="28pt" style:font-size-asian="28pt" style:font-size-complex="28pt"/>
    </style:style>
    <style:style style:name="Contens-outline3" style:family="presentation" style:parent-style-name="Contens-outline2">
      <style:paragraph-properties fo:margin-left="0cm" fo:margin-right="0cm" fo:margin-top="0.3cm" fo:margin-bottom="0cm" fo:text-indent="0cm"/>
      <style:text-properties fo:font-size="24pt" style:font-size-asian="24pt" style:font-size-complex="24pt"/>
    </style:style>
    <style:style style:name="Contens-outline4" style:family="presentation" style:parent-style-name="Contens-outline3">
      <style:paragraph-properties fo:margin-left="0cm" fo:margin-right="0cm" fo:margin-top="0.2cm" fo:margin-bottom="0cm" fo:text-indent="0cm"/>
      <style:text-properties fo:font-size="20pt" style:font-size-asian="20pt" style:font-size-complex="20pt"/>
    </style:style>
    <style:style style:name="Contens-outline5" style:family="presentation" style:parent-style-name="Contens-outline4">
      <style:paragraph-properties fo:margin-left="0cm" fo:margin-right="0cm" fo:margin-top="0.1cm" fo:margin-bottom="0cm" fo:text-indent="0cm"/>
      <style:text-properties fo:font-size="20pt" style:font-size-asian="20pt" style:font-size-complex="20pt"/>
    </style:style>
    <style:style style:name="Contens-outline6" style:family="presentation" style:parent-style-name="Contens-outline5">
      <style:paragraph-properties fo:margin-left="0cm" fo:margin-right="0cm" fo:margin-top="0.1cm" fo:margin-bottom="0cm" fo:text-indent="0cm"/>
      <style:text-properties fo:font-size="20pt" style:font-size-asian="20pt" style:font-size-complex="20pt"/>
    </style:style>
    <style:style style:name="Contens-outline7" style:family="presentation" style:parent-style-name="Contens-outline6">
      <style:paragraph-properties fo:margin-left="0cm" fo:margin-right="0cm" fo:margin-top="0.1cm" fo:margin-bottom="0cm" fo:text-indent="0cm"/>
      <style:text-properties fo:font-size="20pt" style:font-size-asian="20pt" style:font-size-complex="20pt"/>
    </style:style>
    <style:style style:name="Contens-outline8" style:family="presentation" style:parent-style-name="Contens-outline7">
      <style:paragraph-properties fo:margin-left="0cm" fo:margin-right="0cm" fo:margin-top="0.1cm" fo:margin-bottom="0cm" fo:text-indent="0cm"/>
      <style:text-properties fo:font-size="20pt" style:font-size-asian="20pt" style:font-size-complex="20pt"/>
    </style:style>
    <style:style style:name="Contens-outline9" style:family="presentation" style:parent-style-name="Contens-outline8">
      <style:paragraph-properties fo:margin-left="0cm" fo:margin-right="0cm" fo:margin-top="0.1cm" fo:margin-bottom="0cm" fo:text-indent="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left="0cm" fo:margin-right="0cm" fo:margin-top="0.4cm" fo:margin-bottom="0cm" fo:text-indent="0cm"/>
      <style:text-properties fo:font-size="28pt" style:font-size-asian="28pt" style:font-size-complex="28pt"/>
    </style:style>
    <style:style style:name="Article1-outline3" style:family="presentation" style:parent-style-name="Article1-outline2">
      <style:paragraph-properties fo:margin-left="0cm" fo:margin-right="0cm" fo:margin-top="0.3cm" fo:margin-bottom="0cm" fo:text-indent="0cm"/>
      <style:text-properties fo:font-size="24pt" style:font-size-asian="24pt" style:font-size-complex="24pt"/>
    </style:style>
    <style:style style:name="Article1-outline4" style:family="presentation" style:parent-style-name="Article1-outline3">
      <style:paragraph-properties fo:margin-left="0cm" fo:margin-right="0cm" fo:margin-top="0.2cm" fo:margin-bottom="0cm" fo:text-indent="0cm"/>
      <style:text-properties fo:font-size="20pt" style:font-size-asian="20pt" style:font-size-complex="20pt"/>
    </style:style>
    <style:style style:name="Article1-outline5" style:family="presentation" style:parent-style-name="Article1-outline4">
      <style:paragraph-properties fo:margin-left="0cm" fo:margin-right="0cm" fo:margin-top="0.1cm" fo:margin-bottom="0cm" fo:text-indent="0cm"/>
      <style:text-properties fo:font-size="20pt" style:font-size-asian="20pt" style:font-size-complex="20pt"/>
    </style:style>
    <style:style style:name="Article1-outline6" style:family="presentation" style:parent-style-name="Article1-outline5">
      <style:paragraph-properties fo:margin-left="0cm" fo:margin-right="0cm" fo:margin-top="0.1cm" fo:margin-bottom="0cm" fo:text-indent="0cm"/>
      <style:text-properties fo:font-size="20pt" style:font-size-asian="20pt" style:font-size-complex="20pt"/>
    </style:style>
    <style:style style:name="Article1-outline7" style:family="presentation" style:parent-style-name="Article1-outline6">
      <style:paragraph-properties fo:margin-left="0cm" fo:margin-right="0cm" fo:margin-top="0.1cm" fo:margin-bottom="0cm" fo:text-indent="0cm"/>
      <style:text-properties fo:font-size="20pt" style:font-size-asian="20pt" style:font-size-complex="20pt"/>
    </style:style>
    <style:style style:name="Article1-outline8" style:family="presentation" style:parent-style-name="Article1-outline7">
      <style:paragraph-properties fo:margin-left="0cm" fo:margin-right="0cm" fo:margin-top="0.1cm" fo:margin-bottom="0cm" fo:text-indent="0cm"/>
      <style:text-properties fo:font-size="20pt" style:font-size-asian="20pt" style:font-size-complex="20pt"/>
    </style:style>
    <style:style style:name="Article1-outline9" style:family="presentation" style:parent-style-name="Article1-outline8">
      <style:paragraph-properties fo:margin-left="0cm" fo:margin-right="0cm" fo:margin-top="0.1cm" fo:margin-bottom="0cm" fo:text-indent="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left="0cm" fo:margin-right="0cm" fo:margin-top="0.4cm" fo:margin-bottom="0cm" fo:text-indent="0cm"/>
      <style:text-properties fo:font-size="28pt" style:font-size-asian="28pt" style:font-size-complex="28pt"/>
    </style:style>
    <style:style style:name="Article2-outline3" style:family="presentation" style:parent-style-name="Article2-outline2">
      <style:paragraph-properties fo:margin-left="0cm" fo:margin-right="0cm" fo:margin-top="0.3cm" fo:margin-bottom="0cm" fo:text-indent="0cm"/>
      <style:text-properties fo:font-size="24pt" style:font-size-asian="24pt" style:font-size-complex="24pt"/>
    </style:style>
    <style:style style:name="Article2-outline4" style:family="presentation" style:parent-style-name="Article2-outline3">
      <style:paragraph-properties fo:margin-left="0cm" fo:margin-right="0cm" fo:margin-top="0.2cm" fo:margin-bottom="0cm" fo:text-indent="0cm"/>
      <style:text-properties fo:font-size="20pt" style:font-size-asian="20pt" style:font-size-complex="20pt"/>
    </style:style>
    <style:style style:name="Article2-outline5" style:family="presentation" style:parent-style-name="Article2-outline4">
      <style:paragraph-properties fo:margin-left="0cm" fo:margin-right="0cm" fo:margin-top="0.1cm" fo:margin-bottom="0cm" fo:text-indent="0cm"/>
      <style:text-properties fo:font-size="20pt" style:font-size-asian="20pt" style:font-size-complex="20pt"/>
    </style:style>
    <style:style style:name="Article2-outline6" style:family="presentation" style:parent-style-name="Article2-outline5">
      <style:paragraph-properties fo:margin-left="0cm" fo:margin-right="0cm" fo:margin-top="0.1cm" fo:margin-bottom="0cm" fo:text-indent="0cm"/>
      <style:text-properties fo:font-size="20pt" style:font-size-asian="20pt" style:font-size-complex="20pt"/>
    </style:style>
    <style:style style:name="Article2-outline7" style:family="presentation" style:parent-style-name="Article2-outline6">
      <style:paragraph-properties fo:margin-left="0cm" fo:margin-right="0cm" fo:margin-top="0.1cm" fo:margin-bottom="0cm" fo:text-indent="0cm"/>
      <style:text-properties fo:font-size="20pt" style:font-size-asian="20pt" style:font-size-complex="20pt"/>
    </style:style>
    <style:style style:name="Article2-outline8" style:family="presentation" style:parent-style-name="Article2-outline7">
      <style:paragraph-properties fo:margin-left="0cm" fo:margin-right="0cm" fo:margin-top="0.1cm" fo:margin-bottom="0cm" fo:text-indent="0cm"/>
      <style:text-properties fo:font-size="20pt" style:font-size-asian="20pt" style:font-size-complex="20pt"/>
    </style:style>
    <style:style style:name="Article2-outline9" style:family="presentation" style:parent-style-name="Article2-outline8">
      <style:paragraph-properties fo:margin-left="0cm" fo:margin-right="0cm" fo:margin-top="0.1cm" fo:margin-bottom="0cm" fo:text-indent="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left="0cm" fo:margin-right="0cm" fo:margin-top="0.4cm" fo:margin-bottom="0cm" fo:text-indent="0cm"/>
      <style:text-properties fo:font-size="28pt" style:font-size-asian="28pt" style:font-size-complex="28pt"/>
    </style:style>
    <style:style style:name="Infographic1-outline3" style:family="presentation" style:parent-style-name="Infographic1-outline2">
      <style:paragraph-properties fo:margin-left="0cm" fo:margin-right="0cm" fo:margin-top="0.3cm" fo:margin-bottom="0cm" fo:text-indent="0cm"/>
      <style:text-properties fo:font-size="24pt" style:font-size-asian="24pt" style:font-size-complex="24pt"/>
    </style:style>
    <style:style style:name="Infographic1-outline4" style:family="presentation" style:parent-style-name="Infographic1-outline3">
      <style:paragraph-properties fo:margin-left="0cm" fo:margin-right="0cm" fo:margin-top="0.2cm" fo:margin-bottom="0cm" fo:text-indent="0cm"/>
      <style:text-properties fo:font-size="20pt" style:font-size-asian="20pt" style:font-size-complex="20pt"/>
    </style:style>
    <style:style style:name="Infographic1-outline5" style:family="presentation" style:parent-style-name="Infographic1-outline4">
      <style:paragraph-properties fo:margin-left="0cm" fo:margin-right="0cm" fo:margin-top="0.1cm" fo:margin-bottom="0cm" fo:text-indent="0cm"/>
      <style:text-properties fo:font-size="20pt" style:font-size-asian="20pt" style:font-size-complex="20pt"/>
    </style:style>
    <style:style style:name="Infographic1-outline6" style:family="presentation" style:parent-style-name="Infographic1-outline5">
      <style:paragraph-properties fo:margin-left="0cm" fo:margin-right="0cm" fo:margin-top="0.1cm" fo:margin-bottom="0cm" fo:text-indent="0cm"/>
      <style:text-properties fo:font-size="20pt" style:font-size-asian="20pt" style:font-size-complex="20pt"/>
    </style:style>
    <style:style style:name="Infographic1-outline7" style:family="presentation" style:parent-style-name="Infographic1-outline6">
      <style:paragraph-properties fo:margin-left="0cm" fo:margin-right="0cm" fo:margin-top="0.1cm" fo:margin-bottom="0cm" fo:text-indent="0cm"/>
      <style:text-properties fo:font-size="20pt" style:font-size-asian="20pt" style:font-size-complex="20pt"/>
    </style:style>
    <style:style style:name="Infographic1-outline8" style:family="presentation" style:parent-style-name="Infographic1-outline7">
      <style:paragraph-properties fo:margin-left="0cm" fo:margin-right="0cm" fo:margin-top="0.1cm" fo:margin-bottom="0cm" fo:text-indent="0cm"/>
      <style:text-properties fo:font-size="20pt" style:font-size-asian="20pt" style:font-size-complex="20pt"/>
    </style:style>
    <style:style style:name="Infographic1-outline9" style:family="presentation" style:parent-style-name="Infographic1-outline8">
      <style:paragraph-properties fo:margin-left="0cm" fo:margin-right="0cm" fo:margin-top="0.1cm" fo:margin-bottom="0cm" fo:text-indent="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left="0cm" fo:margin-right="0cm" fo:margin-top="0.4cm" fo:margin-bottom="0cm" fo:text-indent="0cm"/>
      <style:text-properties fo:font-size="28pt" style:font-size-asian="28pt" style:font-size-complex="28pt"/>
    </style:style>
    <style:style style:name="Infographic3-outline3" style:family="presentation" style:parent-style-name="Infographic3-outline2">
      <style:paragraph-properties fo:margin-left="0cm" fo:margin-right="0cm" fo:margin-top="0.3cm" fo:margin-bottom="0cm" fo:text-indent="0cm"/>
      <style:text-properties fo:font-size="24pt" style:font-size-asian="24pt" style:font-size-complex="24pt"/>
    </style:style>
    <style:style style:name="Infographic3-outline4" style:family="presentation" style:parent-style-name="Infographic3-outline3">
      <style:paragraph-properties fo:margin-left="0cm" fo:margin-right="0cm" fo:margin-top="0.2cm" fo:margin-bottom="0cm" fo:text-indent="0cm"/>
      <style:text-properties fo:font-size="20pt" style:font-size-asian="20pt" style:font-size-complex="20pt"/>
    </style:style>
    <style:style style:name="Infographic3-outline5" style:family="presentation" style:parent-style-name="Infographic3-outline4">
      <style:paragraph-properties fo:margin-left="0cm" fo:margin-right="0cm" fo:margin-top="0.1cm" fo:margin-bottom="0cm" fo:text-indent="0cm"/>
      <style:text-properties fo:font-size="20pt" style:font-size-asian="20pt" style:font-size-complex="20pt"/>
    </style:style>
    <style:style style:name="Infographic3-outline6" style:family="presentation" style:parent-style-name="Infographic3-outline5">
      <style:paragraph-properties fo:margin-left="0cm" fo:margin-right="0cm" fo:margin-top="0.1cm" fo:margin-bottom="0cm" fo:text-indent="0cm"/>
      <style:text-properties fo:font-size="20pt" style:font-size-asian="20pt" style:font-size-complex="20pt"/>
    </style:style>
    <style:style style:name="Infographic3-outline7" style:family="presentation" style:parent-style-name="Infographic3-outline6">
      <style:paragraph-properties fo:margin-left="0cm" fo:margin-right="0cm" fo:margin-top="0.1cm" fo:margin-bottom="0cm" fo:text-indent="0cm"/>
      <style:text-properties fo:font-size="20pt" style:font-size-asian="20pt" style:font-size-complex="20pt"/>
    </style:style>
    <style:style style:name="Infographic3-outline8" style:family="presentation" style:parent-style-name="Infographic3-outline7">
      <style:paragraph-properties fo:margin-left="0cm" fo:margin-right="0cm" fo:margin-top="0.1cm" fo:margin-bottom="0cm" fo:text-indent="0cm"/>
      <style:text-properties fo:font-size="20pt" style:font-size-asian="20pt" style:font-size-complex="20pt"/>
    </style:style>
    <style:style style:name="Infographic3-outline9" style:family="presentation" style:parent-style-name="Infographic3-outline8">
      <style:paragraph-properties fo:margin-left="0cm" fo:margin-right="0cm" fo:margin-top="0.1cm" fo:margin-bottom="0cm" fo:text-indent="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left="0cm" fo:margin-right="0cm" fo:margin-top="0.4cm" fo:margin-bottom="0cm" fo:text-indent="0cm"/>
      <style:text-properties fo:font-size="28pt" style:font-size-asian="28pt" style:font-size-complex="28pt"/>
    </style:style>
    <style:style style:name="End-outline3" style:family="presentation" style:parent-style-name="End-outline2">
      <style:paragraph-properties fo:margin-left="0cm" fo:margin-right="0cm" fo:margin-top="0.3cm" fo:margin-bottom="0cm" fo:text-indent="0cm"/>
      <style:text-properties fo:font-size="24pt" style:font-size-asian="24pt" style:font-size-complex="24pt"/>
    </style:style>
    <style:style style:name="End-outline4" style:family="presentation" style:parent-style-name="End-outline3">
      <style:paragraph-properties fo:margin-left="0cm" fo:margin-right="0cm" fo:margin-top="0.2cm" fo:margin-bottom="0cm" fo:text-indent="0cm"/>
      <style:text-properties fo:font-size="20pt" style:font-size-asian="20pt" style:font-size-complex="20pt"/>
    </style:style>
    <style:style style:name="End-outline5" style:family="presentation" style:parent-style-name="End-outline4">
      <style:paragraph-properties fo:margin-left="0cm" fo:margin-right="0cm" fo:margin-top="0.1cm" fo:margin-bottom="0cm" fo:text-indent="0cm"/>
      <style:text-properties fo:font-size="20pt" style:font-size-asian="20pt" style:font-size-complex="20pt"/>
    </style:style>
    <style:style style:name="End-outline6" style:family="presentation" style:parent-style-name="End-outline5">
      <style:paragraph-properties fo:margin-left="0cm" fo:margin-right="0cm" fo:margin-top="0.1cm" fo:margin-bottom="0cm" fo:text-indent="0cm"/>
      <style:text-properties fo:font-size="20pt" style:font-size-asian="20pt" style:font-size-complex="20pt"/>
    </style:style>
    <style:style style:name="End-outline7" style:family="presentation" style:parent-style-name="End-outline6">
      <style:paragraph-properties fo:margin-left="0cm" fo:margin-right="0cm" fo:margin-top="0.1cm" fo:margin-bottom="0cm" fo:text-indent="0cm"/>
      <style:text-properties fo:font-size="20pt" style:font-size-asian="20pt" style:font-size-complex="20pt"/>
    </style:style>
    <style:style style:name="End-outline8" style:family="presentation" style:parent-style-name="End-outline7">
      <style:paragraph-properties fo:margin-left="0cm" fo:margin-right="0cm" fo:margin-top="0.1cm" fo:margin-bottom="0cm" fo:text-indent="0cm"/>
      <style:text-properties fo:font-size="20pt" style:font-size-asian="20pt" style:font-size-complex="20pt"/>
    </style:style>
    <style:style style:name="End-outline9" style:family="presentation" style:parent-style-name="End-outline8">
      <style:paragraph-properties fo:margin-left="0cm" fo:margin-right="0cm" fo:margin-top="0.1cm" fo:margin-bottom="0cm" fo:text-indent="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4"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5"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6"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7"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8"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9"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0"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1"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12"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13" style:family="graphic" style:parent-style-name="standard">
      <style:graphic-properties draw:stroke="none" draw:fill="bitmap" draw:fill-image-name="Bitmap_20_46" style:repeat="stretch" draw:textarea-horizontal-align="center" draw:textarea-vertical-align="middle"/>
    </style:style>
    <style:style style:name="Mgr14" style:family="graphic" style:parent-style-name="standard">
      <style:graphic-properties draw:stroke="none" draw:fill="bitmap" draw:fill-image-name="Bitmap_20_47" style:repeat="stretch" draw:textarea-horizontal-align="center" draw:textarea-vertical-align="middle"/>
    </style:style>
    <style:style style:name="Mgr15" style:family="graphic" style:parent-style-name="standard">
      <style:graphic-properties draw:stroke="none" draw:fill="bitmap" draw:fill-image-name="Bitmap_20_48" style:repeat="stretch" draw:textarea-horizontal-align="center" draw:textarea-vertical-align="middle"/>
    </style:style>
    <style:style style:name="Mgr16" style:family="graphic" style:parent-style-name="standard">
      <style:graphic-properties draw:stroke="none" draw:fill="bitmap" draw:fill-image-name="Bitmap_20_49" style:repeat="stretch" draw:textarea-horizontal-align="center" draw:textarea-vertical-align="middle"/>
    </style:style>
    <style:style style:name="Mgr17" style:family="graphic" style:parent-style-name="standard">
      <style:graphic-properties draw:stroke="none" draw:fill="bitmap" draw:fill-image-name="Bitmap_20_50" style:repeat="stretch" draw:textarea-horizontal-align="center" draw:textarea-vertical-align="middle"/>
    </style:style>
    <style:style style:name="Mgr18" style:family="graphic" style:parent-style-name="standard">
      <style:graphic-properties draw:stroke="none" draw:fill="bitmap" draw:fill-image-name="Bitmap_20_51" style:repeat="stretch" draw:textarea-horizontal-align="center" draw:textarea-vertical-align="middle"/>
    </style:style>
    <style:style style:name="Mgr19" style:family="graphic" style:parent-style-name="standard">
      <style:graphic-properties draw:stroke="none" draw:fill="bitmap" draw:fill-image-name="Bitmap_20_52" style:repeat="stretch" draw:textarea-horizontal-align="center" draw:textarea-vertical-align="middle"/>
    </style:style>
    <style:style style:name="Mgr20" style:family="graphic" style:parent-style-name="standard">
      <style:graphic-properties draw:stroke="none" draw:fill="bitmap" draw:fill-image-name="Bitmap_20_53" style:repeat="stretch" draw:textarea-horizontal-align="center" draw:textarea-vertical-align="middle"/>
    </style:style>
    <style:style style:name="Mgr21" style:family="graphic" style:parent-style-name="standard">
      <style:graphic-properties draw:stroke="none" draw:fill="bitmap" draw:fill-image-name="Bitmap_20_54" style:repeat="stretch" draw:textarea-horizontal-align="center" draw:textarea-vertical-align="middle"/>
    </style:style>
    <style:style style:name="Mgr22"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23"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24"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25"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26"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27"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28"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29"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30"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31"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32"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33"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34"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35"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36"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37"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38"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39"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40"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41"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42"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43"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44"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45"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46"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47"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48"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49"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50"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51"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52"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53"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none" draw:fill-color="#000000"/>
      <style:paragraph-properties fo:text-align="center"/>
    </style:style>
    <style:style style:name="MP9" style:family="paragraph">
      <loext:graphic-properties draw:fill="solid" draw:fill-color="#000000"/>
      <style:paragraph-properties fo:text-align="center"/>
    </style:style>
    <style:style style:name="MP10" style:family="paragraph">
      <loext:graphic-properties draw:fill="solid" draw:fill-color="#ffffff"/>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2c02c"/>
      <style:paragraph-properties fo:text-align="center"/>
    </style:style>
    <style:style style:name="MP13" style:family="paragraph">
      <loext:graphic-properties draw:fill="bitmap" draw:fill-image-name="Bitmap_20_46" style:repeat="stretch"/>
      <style:paragraph-properties fo:text-align="center"/>
    </style:style>
    <style:style style:name="MP14" style:family="paragraph">
      <loext:graphic-properties draw:fill="bitmap" draw:fill-image-name="Bitmap_20_47" style:repeat="stretch"/>
      <style:paragraph-properties fo:text-align="center"/>
    </style:style>
    <style:style style:name="MP15" style:family="paragraph">
      <loext:graphic-properties draw:fill="bitmap" draw:fill-image-name="Bitmap_20_48" style:repeat="stretch"/>
      <style:paragraph-properties fo:text-align="center"/>
    </style:style>
    <style:style style:name="MP16" style:family="paragraph">
      <loext:graphic-properties draw:fill="bitmap" draw:fill-image-name="Bitmap_20_49" style:repeat="stretch"/>
      <style:paragraph-properties fo:text-align="center"/>
    </style:style>
    <style:style style:name="MP17" style:family="paragraph">
      <loext:graphic-properties draw:fill="bitmap" draw:fill-image-name="Bitmap_20_50" style:repeat="stretch"/>
      <style:paragraph-properties fo:text-align="center"/>
      <style:text-properties style:font-name="Noto Sans2"/>
    </style:style>
    <style:style style:name="MP18" style:family="paragraph">
      <loext:graphic-properties draw:fill="bitmap" draw:fill-image-name="Bitmap_20_51" style:repeat="stretch"/>
      <style:paragraph-properties fo:text-align="center"/>
    </style:style>
    <style:style style:name="MP19" style:family="paragraph">
      <loext:graphic-properties draw:fill="bitmap" draw:fill-image-name="Bitmap_20_52" style:repeat="stretch"/>
      <style:paragraph-properties fo:text-align="center"/>
    </style:style>
    <style:style style:name="MP20" style:family="paragraph">
      <loext:graphic-properties draw:fill="bitmap" draw:fill-image-name="Bitmap_20_53" style:repeat="stretch"/>
      <style:paragraph-properties fo:text-align="center"/>
    </style:style>
    <style:style style:name="MP21" style:family="paragraph">
      <loext:graphic-properties draw:fill="bitmap" draw:fill-image-name="Bitmap_20_54" style:repeat="stretch"/>
      <style:paragraph-properties fo:text-align="center"/>
    </style:style>
    <style:style style:name="MP22" style:family="paragraph">
      <style:paragraph-properties fo:text-align="center"/>
      <style:text-properties style:font-name="Noto Sans2"/>
    </style:style>
    <style:style style:name="MP23" style:family="paragraph">
      <loext:graphic-properties draw:fill="solid" draw:fill-color="#f2c02c"/>
      <style:paragraph-properties fo:text-align="center"/>
      <style:text-properties style:font-name="Noto Sans2"/>
    </style:style>
    <style:style style:name="MP24" style:family="paragraph">
      <loext:graphic-properties draw:fill="none" draw:fill-color="#f2c02c"/>
      <style:paragraph-properties fo:text-align="center"/>
      <style:text-properties style:font-name="Noto Sans2"/>
    </style:style>
    <style:style style:name="MP25" style:family="paragraph">
      <loext:graphic-properties draw:fill="none" draw:fill-color="#f2c02c"/>
      <style:paragraph-properties fo:text-align="center"/>
    </style:style>
    <style:style style:name="MP26" style:family="paragraph">
      <loext:graphic-properties draw:fill="solid" draw:fill-color="#000000"/>
      <style:paragraph-properties fo:text-align="center"/>
      <style:text-properties fo:color="#000000" loext:opacity="100%" loext:color-lum-mod="100%" loext:color-lum-off="0%" style:text-outline="false" style:text-line-through-style="none" style:text-line-through-type="none" style:font-name="Noto Sans2"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3" draw:text-style-name="MP7" draw:layer="backgroundobjects" svg:x1="23.998cm" svg:y1="12.13cm" svg:x2="24.288cm" svg:y2="12.465cm">
        <text:p/>
      </draw:line>
      <draw:line draw:style-name="Mgr3" draw:text-style-name="MP7" draw:layer="backgroundobjects" svg:x1="25.832cm" svg:y1="11.388cm" svg:x2="25.797cm" svg:y2="11.833cm">
        <text:p/>
      </draw:line>
      <draw:line draw:style-name="Mgr3" draw:text-style-name="MP7" draw:layer="backgroundobjects" svg:x1="27.327cm" svg:y1="12.359cm" svg:x2="26.987cm" svg:y2="12.654cm">
        <text:p/>
      </draw:line>
      <draw:line draw:style-name="Mgr3" draw:text-style-name="MP7" draw:layer="backgroundobjects" svg:x1="23.002cm" svg:y1="13.841cm" svg:x2="23.448cm" svg:y2="13.869cm">
        <text:p/>
      </draw:line>
      <draw:line draw:style-name="Mgr3" draw:text-style-name="MP7" draw:layer="backgroundobjects" svg:x1="23.751cm" svg:y1="15.458cm" svg:x2="24.092cm" svg:y2="15.163cm">
        <text:p/>
      </draw:line>
      <draw:polygon draw:style-name="Mgr4" draw:text-style-name="MP8" draw:layer="backgroundobjects" svg:width="0.576cm" svg:height="0.507cm" svg:x="13.915cm" svg:y="1.193cm" svg:viewBox="0 0 577 508" draw:points="0,73 328,508 577,0">
        <text:p/>
      </draw:polygon>
      <draw:polygon draw:style-name="Mgr4" draw:text-style-name="MP8" draw:layer="backgroundobjects" svg:width="0.518cm" svg:height="0.562cm" svg:x="17.63cm" svg:y="14.334cm" svg:viewBox="0 0 519 563" draw:points="0,262 455,563 519,0">
        <text:p/>
      </draw:polygon>
      <draw:line draw:style-name="Mgr5" draw:text-style-name="MP7" draw:layer="backgroundobjects" svg:x1="22.911cm" svg:y1="3.259cm" svg:x2="22.56cm" svg:y2="3.61cm">
        <text:p/>
      </draw:line>
      <draw:line draw:style-name="Mgr5" draw:text-style-name="MP7" draw:layer="backgroundobjects" svg:x1="22.56cm" svg:y1="3.259cm" svg:x2="22.911cm" svg:y2="3.61cm">
        <text:p/>
      </draw:line>
      <draw:polygon draw:style-name="Mgr4" draw:text-style-name="MP8"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6" draw:text-style-name="MP9" draw:layer="backgroundobjects" svg:width="0.304cm" svg:height="5.472cm" svg:x="0cm" svg:y="10.317cm" svg:viewBox="0 0 305 5473" draw:points="0,0 305,0 305,5473 0,5473">
        <text:p/>
      </draw:polygon>
      <draw:polygon draw:style-name="Mgr6" draw:text-style-name="MP9"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7" draw:text-style-name="MP10"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8"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9" draw:text-style-name="MP7" draw:layer="backgroundobjects" svg:x1="8.862cm" svg:y1="3.429cm" svg:x2="8.314cm" svg:y2="3.771cm">
        <text:p/>
      </draw:line>
      <draw:line draw:style-name="Mgr9" draw:text-style-name="MP7" draw:layer="backgroundobjects" svg:x1="8.417cm" svg:y1="3.326cm" svg:x2="8.759cm" svg:y2="3.874cm">
        <text:p/>
      </draw:line>
      <draw:polygon draw:style-name="Mgr10" draw:text-style-name="MP11" draw:layer="backgroundobjects" svg:width="0.466cm" svg:height="0.502cm" svg:x="27.274cm" svg:y="4.203cm" svg:viewBox="0 0 467 503" draw:points="0,230 405,503 467,0">
        <text:p/>
      </draw:polygon>
      <draw:polygon draw:style-name="Mgr11" draw:text-style-name="MP12" draw:layer="backgroundobjects" svg:width="15.569cm" svg:height="2.361cm" svg:x="5.944cm" svg:y="6.071cm" svg:viewBox="0 0 15570 2362" draw:points="0,0 15570,0 15570,2362 0,2362">
        <text:p/>
      </draw:polygon>
      <draw:line draw:style-name="Mgr9" draw:text-style-name="MP7" draw:layer="backgroundobjects" svg:x1="26.982cm" svg:y1="12.721cm" svg:x2="26.783cm" svg:y2="13.335cm">
        <text:p/>
      </draw:line>
      <draw:line draw:style-name="Mgr9" draw:text-style-name="MP7" draw:layer="backgroundobjects" svg:x1="26.576cm" svg:y1="12.928cm" svg:x2="27.189cm" svg:y2="13.127cm">
        <text:p/>
      </draw:line>
      <draw:polygon draw:style-name="Mgr7" draw:text-style-name="MP10"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8"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7" draw:text-style-name="MP10"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12" draw:text-style-name="MP12" draw:layer="backgroundobjects" svg:width="27.997cm" svg:height="15.747cm" svg:x="0cm" svg:y="0cm" svg:viewBox="0 0 27998 15748" svg:d="M1037 582v14544h25924v-14544zM14000 15748h-14000v-15748h27998v15748z">
        <text:p/>
      </draw:path>
      <draw:polygon draw:style-name="Mgr13" draw:text-style-name="MP13" draw:layer="backgroundobjects" svg:width="4.187cm" svg:height="4.988cm" svg:x="2.5cm" svg:y="9.627cm" svg:viewBox="0 0 4188 4989" draw:points="0,0 4188,0 4188,4989 0,4989">
        <text:p/>
      </draw:polygon>
      <draw:polygon draw:style-name="Mgr14" draw:text-style-name="MP14" draw:layer="backgroundobjects" svg:width="2.071cm" svg:height="0.665cm" svg:x="3.558cm" svg:y="14.416cm" svg:viewBox="0 0 2072 666" draw:points="0,0 2072,0 2072,666 0,666">
        <text:p/>
      </draw:polygon>
      <draw:polygon draw:style-name="Mgr15" draw:text-style-name="MP15" draw:layer="backgroundobjects" svg:width="1.71cm" svg:height="0.666cm" svg:x="3.739cm" svg:y="14.876cm" svg:viewBox="0 0 1711 667" draw:points="0,0 1711,0 1711,667 0,667">
        <text:p/>
      </draw:polygon>
      <draw:polygon draw:style-name="Mgr16" draw:text-style-name="MP16" draw:layer="backgroundobjects" svg:width="2.027cm" svg:height="3.666cm" svg:x="3.591cm" svg:y="10.949cm" svg:viewBox="0 0 2028 3667" draw:points="0,0 2028,0 2028,3667 0,3667">
        <text:p/>
      </draw:polygon>
      <draw:polygon draw:style-name="Mgr17" draw:text-style-name="MP17" draw:layer="backgroundobjects" svg:width="0.2cm" svg:height="0.881cm" svg:x="4.494cm" svg:y="7.868cm" svg:viewBox="0 0 201 882" draw:points="0,0 201,0 201,882 0,882">
        <text:p/>
      </draw:polygon>
      <draw:polygon draw:style-name="Mgr18" draw:text-style-name="MP18" draw:layer="backgroundobjects" svg:width="0.683cm" svg:height="0.681cm" svg:x="6.855cm" svg:y="8.855cm" svg:viewBox="0 0 684 682" draw:points="0,0 684,0 684,682 0,682">
        <text:p/>
      </draw:polygon>
      <draw:polygon draw:style-name="Mgr19" draw:text-style-name="MP19" draw:layer="backgroundobjects" svg:width="0.883cm" svg:height="0.199cm" svg:x="7.404cm" svg:y="11.496cm" svg:viewBox="0 0 884 200" draw:points="0,0 884,0 884,200 0,200">
        <text:p/>
      </draw:polygon>
      <draw:polygon draw:style-name="Mgr20" draw:text-style-name="MP20" draw:layer="backgroundobjects" svg:width="0.683cm" svg:height="0.681cm" svg:x="1.65cm" svg:y="8.855cm" svg:viewBox="0 0 684 682" draw:points="0,0 684,0 684,682 0,682">
        <text:p/>
      </draw:polygon>
      <draw:polygon draw:style-name="Mgr21" draw:text-style-name="MP21" draw:layer="backgroundobjects" svg:width="0.884cm" svg:height="0.199cm" svg:x="0.9cm" svg:y="11.496cm" svg:viewBox="0 0 885 200" draw:points="0,0 885,0 885,200 0,200">
        <text:p/>
      </draw:polygon>
      <draw:polygon draw:style-name="Mgr22"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23"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23"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23"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24" draw:text-style-name="MP22" draw:layer="backgroundobjects" svg:x1="4.305cm" svg:y1="8.272cm" svg:x2="4.305cm" svg:y2="8.918cm">
        <text:p/>
      </draw:line>
      <draw:line draw:style-name="Mgr24" draw:text-style-name="MP7" draw:layer="backgroundobjects" svg:x1="7cm" svg:y1="9.208cm" svg:x2="6.542cm" svg:y2="9.665cm">
        <text:p/>
      </draw:line>
      <draw:line draw:style-name="Mgr24" draw:text-style-name="MP7" draw:layer="backgroundobjects" svg:x1="7.71cm" svg:y1="11.709cm" svg:x2="7.062cm" svg:y2="11.709cm">
        <text:p/>
      </draw:line>
      <draw:line draw:style-name="Mgr24" draw:text-style-name="MP7" draw:layer="backgroundobjects" svg:x1="1.61cm" svg:y1="9.208cm" svg:x2="2.069cm" svg:y2="9.665cm">
        <text:p/>
      </draw:line>
      <draw:line draw:style-name="Mgr24" draw:text-style-name="MP7" draw:layer="backgroundobjects" svg:x1="0.901cm" svg:y1="11.709cm" svg:x2="1.549cm" svg:y2="11.709cm">
        <text:p/>
      </draw:line>
      <draw:polygon draw:style-name="Mgr11" draw:text-style-name="MP23" draw:layer="backgroundobjects" svg:width="2.383cm" svg:height="1.469cm" svg:x="4cm" svg:y="3.257cm" svg:viewBox="0 0 2384 1470" draw:points="0,0 2384,0 2384,1470 0,1470">
        <text:p/>
      </draw:polygon>
      <draw:polygon draw:style-name="Mgr11" draw:text-style-name="MP23" draw:layer="backgroundobjects" svg:width="2.383cm" svg:height="1.468cm" svg:x="3.948cm" svg:y="7.177cm" svg:viewBox="0 0 2384 1469" draw:points="0,0 2384,0 2384,1469 0,1469">
        <text:p/>
      </draw:polygon>
      <draw:polygon draw:style-name="Mgr11" draw:text-style-name="MP23" draw:layer="backgroundobjects" svg:width="2.382cm" svg:height="1.468cm" svg:x="15.831cm" svg:y="7.841cm" svg:viewBox="0 0 2383 1469" draw:points="0,0 2383,0 2383,1469 0,1469">
        <text:p/>
      </draw:polygon>
      <draw:polygon draw:style-name="Mgr25" draw:text-style-name="MP24" draw:layer="backgroundobjects" svg:width="2.382cm" svg:height="1.468cm" svg:x="3.757cm" svg:y="3.031cm" svg:viewBox="0 0 2383 1469" draw:points="0,0 2383,0 2383,1469 0,1469">
        <text:p/>
      </draw:polygon>
      <draw:polygon draw:style-name="Mgr25" draw:text-style-name="MP24" draw:layer="backgroundobjects" svg:width="2.382cm" svg:height="1.469cm" svg:x="3.757cm" svg:y="7cm" svg:viewBox="0 0 2383 1470" draw:points="0,0 2383,0 2383,1470 0,1470">
        <text:p/>
      </draw:polygon>
      <draw:polygon draw:style-name="Mgr25" draw:text-style-name="MP25" draw:layer="backgroundobjects" svg:width="2.383cm" svg:height="1.469cm" svg:x="15.639cm" svg:y="7.664cm" svg:viewBox="0 0 2384 1470" draw:points="0,0 2384,0 2384,1470 0,1470">
        <text:p/>
      </draw:polygon>
      <draw:path draw:style-name="Mgr26" draw:text-style-name="MP26" draw:layer="backgroundobjects" svg:width="0.483cm" svg:height="0.91cm" svg:x="4.462cm" svg:y="3.31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26" draw:text-style-name="MP26" draw:layer="backgroundobjects" svg:width="0.381cm" svg:height="0.884cm" svg:x="5.052cm" svg:y="3.324cm" svg:viewBox="0 0 382 885" draw:points="382,885 220,885 220,366 220,322 222,274 228,171 227,173 225,175 218,183 197,208 180,226 157,251 92,318 0,218 236,0 382,0">
        <text:p/>
      </draw:polygon>
      <draw:path draw:style-name="Mgr26" draw:text-style-name="MP26" draw:layer="backgroundobjects" svg:width="0.483cm" svg:height="0.91cm" svg:x="4.305cm" svg:y="7.361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26" draw:text-style-name="MP26" draw:layer="backgroundobjects" svg:width="0.482cm" svg:height="0.897cm" svg:x="4.873cm" svg:y="7.362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26" draw:text-style-name="MP26" draw:layer="backgroundobjects" svg:width="0.483cm" svg:height="0.91cm" svg:x="16.305cm" svg:y="7.944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26" draw:text-style-name="MP26" draw:layer="backgroundobjects" svg:width="0.48cm" svg:height="0.909cm" svg:x="16.789cm" svg:y="7.945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olygon draw:style-name="Mgr7" draw:text-style-name="MP10"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8"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0" draw:text-style-name="MP11" draw:layer="backgroundobjects" svg:width="0.466cm" svg:height="0.5cm" svg:x="17.944cm" svg:y="5.131cm" svg:viewBox="0 0 467 501" draw:points="0,229 404,501 467,0">
        <text:p/>
      </draw:polygon>
      <draw:line draw:style-name="Mgr27" draw:text-style-name="MP7" draw:layer="backgroundobjects" svg:x1="25.875cm" svg:y1="2.425cm" svg:x2="26.037cm" svg:y2="2.933cm">
        <text:p/>
      </draw:line>
      <draw:line draw:style-name="Mgr27" draw:text-style-name="MP7"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12" draw:text-style-name="MP12"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28" draw:text-style-name="MP25"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29" draw:text-style-name="MP25"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29" draw:text-style-name="MP25"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29" draw:text-style-name="MP25"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30" draw:text-style-name="MP7" draw:layer="backgroundobjects" svg:x1="4.86cm" svg:y1="8.49cm" svg:x2="4.86cm" svg:y2="9.059cm">
        <text:p/>
      </draw:line>
      <draw:line draw:style-name="Mgr30" draw:text-style-name="MP7" draw:layer="backgroundobjects" svg:x1="7.226cm" svg:y1="9.314cm" svg:x2="6.823cm" svg:y2="9.716cm">
        <text:p/>
      </draw:line>
      <draw:line draw:style-name="Mgr30" draw:text-style-name="MP7" draw:layer="backgroundobjects" svg:x1="7.849cm" svg:y1="11.515cm" svg:x2="7.28cm" svg:y2="11.515cm">
        <text:p/>
      </draw:line>
      <draw:line draw:style-name="Mgr30" draw:text-style-name="MP7" draw:layer="backgroundobjects" svg:x1="2.495cm" svg:y1="9.314cm" svg:x2="2.898cm" svg:y2="9.716cm">
        <text:p/>
      </draw:line>
      <draw:line draw:style-name="Mgr30" draw:text-style-name="MP7" draw:layer="backgroundobjects" svg:x1="1.872cm" svg:y1="11.515cm" svg:x2="2.441cm" svg:y2="11.515cm">
        <text:p/>
      </draw:line>
      <draw:line draw:style-name="Mgr31" draw:text-style-name="MP7" draw:layer="backgroundobjects" svg:x1="22.443cm" svg:y1="4.509cm" svg:x2="22.719cm" svg:y2="4.1cm">
        <text:p/>
      </draw:line>
      <draw:line draw:style-name="Mgr31" draw:text-style-name="MP7" draw:layer="backgroundobjects" svg:x1="21.11cm" svg:y1="2.746cm" svg:x2="21.6cm" svg:y2="2.655cm">
        <text:p/>
      </draw:line>
      <draw:line draw:style-name="Mgr31" draw:text-style-name="MP7" draw:layer="backgroundobjects" svg:x1="21.724cm" svg:y1="0.853cm" svg:x2="22.141cm" svg:y2="1.134cm">
        <text:p/>
      </draw:line>
      <draw:line draw:style-name="Mgr31" draw:text-style-name="MP7" draw:layer="backgroundobjects" svg:x1="24.576cm" svg:y1="5.086cm" svg:x2="24.477cm" svg:y2="4.598cm">
        <text:p/>
      </draw:line>
      <draw:line draw:style-name="Mgr31" draw:text-style-name="MP7" draw:layer="backgroundobjects" svg:x1="26.103cm" svg:y1="3.81cm" svg:x2="25.686cm" svg:y2="3.528cm">
        <text:p/>
      </draw:line>
      <draw:polygon draw:style-name="Mgr32" draw:text-style-name="MP25" draw:layer="backgroundobjects" svg:width="0.465cm" svg:height="0.501cm" svg:x="17.678cm" svg:y="2.579cm" svg:viewBox="0 0 466 502" draw:points="0,230 404,502 466,0">
        <text:p/>
      </draw:polygon>
      <draw:line draw:style-name="Mgr33" draw:text-style-name="MP7" draw:layer="backgroundobjects" svg:x1="10.118cm" svg:y1="4.838cm" svg:x2="9.528cm" svg:y2="5.099cm">
        <text:p/>
      </draw:line>
      <draw:line draw:style-name="Mgr33" draw:text-style-name="MP7" draw:layer="backgroundobjects" svg:x1="9.693cm" svg:y1="4.673cm" svg:x2="9.954cm" svg:y2="5.263cm">
        <text:p/>
      </draw:line>
      <draw:polygon draw:style-name="Mgr34" draw:text-style-name="MP25"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32" draw:text-style-name="MP25" draw:layer="backgroundobjects" svg:width="0.465cm" svg:height="0.502cm" svg:x="2.862cm" svg:y="1.396cm" svg:viewBox="0 0 466 503" draw:points="0,230 404,503 466,0">
        <text:p/>
      </draw:polygon>
      <draw:polygon draw:style-name="Mgr32" draw:text-style-name="MP25" draw:layer="backgroundobjects" svg:width="0.465cm" svg:height="0.502cm" svg:x="11.151cm" svg:y="10.593cm" svg:viewBox="0 0 466 503" draw:points="0,230 404,503 466,0">
        <text:p/>
      </draw:polygon>
      <draw:line draw:style-name="Mgr33" draw:text-style-name="MP7" draw:layer="backgroundobjects" svg:x1="17.607cm" svg:y1="14.033cm" svg:x2="17.017cm" svg:y2="14.294cm">
        <text:p/>
      </draw:line>
      <draw:line draw:style-name="Mgr33" draw:text-style-name="MP7"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12" draw:text-style-name="MP12" draw:layer="backgroundobjects" svg:width="11.527cm" svg:height="1.158cm" svg:x="0cm" svg:y="0.498cm" svg:viewBox="0 0 11528 1159" draw:points="0,0 11528,0 11528,1159 0,1159">
        <text:p/>
      </draw:polygon>
      <draw:polygon draw:style-name="Mgr12" draw:text-style-name="MP12"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5" draw:text-style-name="MP25"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36" draw:text-style-name="MP25"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36" draw:text-style-name="MP25"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36" draw:text-style-name="MP25"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37" draw:text-style-name="MP7" draw:layer="backgroundobjects" svg:x1="1.123cm" svg:y1="0.221cm" svg:x2="1.123cm" svg:y2="0.391cm">
        <text:p/>
      </draw:line>
      <draw:line draw:style-name="Mgr37" draw:text-style-name="MP7" draw:layer="backgroundobjects" svg:x1="1.83cm" svg:y1="0.467cm" svg:x2="1.71cm" svg:y2="0.588cm">
        <text:p/>
      </draw:line>
      <draw:line draw:style-name="Mgr37" draw:text-style-name="MP7" draw:layer="backgroundobjects" svg:x1="2.016cm" svg:y1="1.126cm" svg:x2="1.846cm" svg:y2="1.126cm">
        <text:p/>
      </draw:line>
      <draw:line draw:style-name="Mgr37" draw:text-style-name="MP7" draw:layer="backgroundobjects" svg:x1="0.415cm" svg:y1="0.467cm" svg:x2="0.536cm" svg:y2="0.588cm">
        <text:p/>
      </draw:line>
      <draw:line draw:style-name="Mgr37" draw:text-style-name="MP7" draw:layer="backgroundobjects" svg:x1="0.229cm" svg:y1="1.126cm" svg:x2="0.399cm" svg:y2="1.126cm">
        <text:p/>
      </draw:line>
      <draw:polygon draw:style-name="Mgr38" draw:text-style-name="MP25"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39" draw:text-style-name="MP25"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39" draw:text-style-name="MP25"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39" draw:text-style-name="MP25"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40" draw:text-style-name="MP7" draw:layer="backgroundobjects" svg:x1="1.086cm" svg:y1="0.164cm" svg:x2="1.086cm" svg:y2="0.335cm">
        <text:p/>
      </draw:line>
      <draw:line draw:style-name="Mgr40" draw:text-style-name="MP7" draw:layer="backgroundobjects" svg:x1="1.793cm" svg:y1="0.411cm" svg:x2="1.673cm" svg:y2="0.531cm">
        <text:p/>
      </draw:line>
      <draw:line draw:style-name="Mgr40" draw:text-style-name="MP7" draw:layer="backgroundobjects" svg:x1="1.98cm" svg:y1="1.069cm" svg:x2="1.809cm" svg:y2="1.069cm">
        <text:p/>
      </draw:line>
      <draw:line draw:style-name="Mgr40" draw:text-style-name="MP7" draw:layer="backgroundobjects" svg:x1="0.379cm" svg:y1="0.411cm" svg:x2="0.499cm" svg:y2="0.531cm">
        <text:p/>
      </draw:line>
      <draw:line draw:style-name="Mgr40" draw:text-style-name="MP7"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12" draw:text-style-name="MP12" draw:layer="backgroundobjects" svg:width="15.499cm" svg:height="1.158cm" svg:x="0cm" svg:y="0.498cm" svg:viewBox="0 0 15500 1159" draw:points="0,0 15500,0 15500,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7" draw:text-style-name="MP10"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41" draw:text-style-name="MP11" draw:layer="backgroundobjects" svg:width="0.527cm" svg:height="0.527cm" svg:x="12.1cm" svg:y="13.6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42" draw:text-style-name="MP11" draw:layer="backgroundobjects" svg:width="0.464cm" svg:height="0.5cm" svg:x="25.6cm" svg:y="8.2cm" svg:viewBox="0 0 465 501" draw:points="0,229 403,501 465,0">
        <text:p/>
      </draw:polygon>
      <draw:line draw:style-name="Mgr27" draw:text-style-name="MP7" draw:layer="backgroundobjects" svg:x1="25.631cm" svg:y1="3.152cm" svg:x2="25.792cm" svg:y2="3.66cm">
        <text:p/>
      </draw:line>
      <draw:line draw:style-name="Mgr27" draw:text-style-name="MP7" draw:layer="backgroundobjects" svg:x1="25.457cm" svg:y1="3.487cm" svg:x2="25.965cm" svg:y2="3.325cm">
        <text:p/>
      </draw:line>
      <draw:polygon draw:style-name="Mgr42" draw:text-style-name="MP11" draw:layer="backgroundobjects" svg:width="0.464cm" svg:height="0.5cm" svg:x="1.562cm" svg:y="13.58cm" svg:viewBox="0 0 465 501" draw:points="0,230 403,501 465,0">
        <text:p/>
      </draw:polygon>
      <draw:polygon draw:style-name="Mgr35" draw:text-style-name="MP25"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36" draw:text-style-name="MP25"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36" draw:text-style-name="MP25"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36" draw:text-style-name="MP25"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37" draw:text-style-name="MP7" draw:layer="backgroundobjects" svg:x1="1.123cm" svg:y1="0.221cm" svg:x2="1.123cm" svg:y2="0.391cm">
        <text:p/>
      </draw:line>
      <draw:line draw:style-name="Mgr37" draw:text-style-name="MP7" draw:layer="backgroundobjects" svg:x1="1.83cm" svg:y1="0.467cm" svg:x2="1.71cm" svg:y2="0.588cm">
        <text:p/>
      </draw:line>
      <draw:line draw:style-name="Mgr37" draw:text-style-name="MP7" draw:layer="backgroundobjects" svg:x1="2.016cm" svg:y1="1.126cm" svg:x2="1.846cm" svg:y2="1.126cm">
        <text:p/>
      </draw:line>
      <draw:line draw:style-name="Mgr37" draw:text-style-name="MP7" draw:layer="backgroundobjects" svg:x1="0.415cm" svg:y1="0.467cm" svg:x2="0.536cm" svg:y2="0.588cm">
        <text:p/>
      </draw:line>
      <draw:line draw:style-name="Mgr37" draw:text-style-name="MP7" draw:layer="backgroundobjects" svg:x1="0.229cm" svg:y1="1.126cm" svg:x2="0.399cm" svg:y2="1.126cm">
        <text:p/>
      </draw:line>
      <draw:polygon draw:style-name="Mgr38" draw:text-style-name="MP25"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39" draw:text-style-name="MP25"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39" draw:text-style-name="MP25"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39" draw:text-style-name="MP25"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40" draw:text-style-name="MP7" draw:layer="backgroundobjects" svg:x1="1.086cm" svg:y1="0.164cm" svg:x2="1.086cm" svg:y2="0.335cm">
        <text:p/>
      </draw:line>
      <draw:line draw:style-name="Mgr40" draw:text-style-name="MP7" draw:layer="backgroundobjects" svg:x1="1.793cm" svg:y1="0.411cm" svg:x2="1.673cm" svg:y2="0.531cm">
        <text:p/>
      </draw:line>
      <draw:line draw:style-name="Mgr40" draw:text-style-name="MP7" draw:layer="backgroundobjects" svg:x1="1.98cm" svg:y1="1.069cm" svg:x2="1.809cm" svg:y2="1.069cm">
        <text:p/>
      </draw:line>
      <draw:line draw:style-name="Mgr40" draw:text-style-name="MP7" draw:layer="backgroundobjects" svg:x1="0.379cm" svg:y1="0.411cm" svg:x2="0.499cm" svg:y2="0.531cm">
        <text:p/>
      </draw:line>
      <draw:line draw:style-name="Mgr40" draw:text-style-name="MP7"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12" draw:text-style-name="MP12"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9" draw:text-style-name="MP7" draw:layer="backgroundobjects" svg:x1="3.817cm" svg:y1="13.758cm" svg:x2="3.361cm" svg:y2="14.214cm">
        <text:p/>
      </draw:line>
      <draw:line draw:style-name="Mgr9" draw:text-style-name="MP7" draw:layer="backgroundobjects" svg:x1="3.361cm" svg:y1="13.758cm" svg:x2="3.817cm" svg:y2="14.214cm">
        <text:p/>
      </draw:line>
      <draw:polygon draw:style-name="Mgr43" draw:text-style-name="MP8" draw:layer="backgroundobjects" svg:width="0.465cm" svg:height="0.502cm" svg:x="15.765cm" svg:y="3.523cm" svg:viewBox="0 0 466 503" draw:points="0,230 404,503 466,0">
        <text:p/>
      </draw:polygon>
      <draw:polygon draw:style-name="Mgr7" draw:text-style-name="MP10"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8"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9" draw:text-style-name="MP7" draw:layer="backgroundobjects" svg:x1="26.184cm" svg:y1="0.811cm" svg:x2="25.728cm" svg:y2="1.267cm">
        <text:p/>
      </draw:line>
      <draw:line draw:style-name="Mgr9" draw:text-style-name="MP7" draw:layer="backgroundobjects" svg:x1="25.728cm" svg:y1="0.811cm" svg:x2="26.184cm" svg:y2="1.267cm">
        <text:p/>
      </draw:line>
      <draw:polygon draw:style-name="Mgr7" draw:text-style-name="MP10"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8"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35" draw:text-style-name="MP25"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36" draw:text-style-name="MP25"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36" draw:text-style-name="MP25"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36" draw:text-style-name="MP25"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37" draw:text-style-name="MP7" draw:layer="backgroundobjects" svg:x1="1.123cm" svg:y1="0.221cm" svg:x2="1.123cm" svg:y2="0.391cm">
        <text:p/>
      </draw:line>
      <draw:line draw:style-name="Mgr37" draw:text-style-name="MP7" draw:layer="backgroundobjects" svg:x1="1.83cm" svg:y1="0.467cm" svg:x2="1.71cm" svg:y2="0.588cm">
        <text:p/>
      </draw:line>
      <draw:line draw:style-name="Mgr37" draw:text-style-name="MP7" draw:layer="backgroundobjects" svg:x1="2.016cm" svg:y1="1.126cm" svg:x2="1.846cm" svg:y2="1.126cm">
        <text:p/>
      </draw:line>
      <draw:line draw:style-name="Mgr37" draw:text-style-name="MP7" draw:layer="backgroundobjects" svg:x1="0.415cm" svg:y1="0.467cm" svg:x2="0.536cm" svg:y2="0.588cm">
        <text:p/>
      </draw:line>
      <draw:line draw:style-name="Mgr37" draw:text-style-name="MP7" draw:layer="backgroundobjects" svg:x1="0.229cm" svg:y1="1.126cm" svg:x2="0.399cm" svg:y2="1.126cm">
        <text:p/>
      </draw:line>
      <draw:polygon draw:style-name="Mgr38" draw:text-style-name="MP25"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39" draw:text-style-name="MP25"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39" draw:text-style-name="MP25"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39" draw:text-style-name="MP25"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40" draw:text-style-name="MP7" draw:layer="backgroundobjects" svg:x1="1.086cm" svg:y1="0.164cm" svg:x2="1.086cm" svg:y2="0.335cm">
        <text:p/>
      </draw:line>
      <draw:line draw:style-name="Mgr40" draw:text-style-name="MP7" draw:layer="backgroundobjects" svg:x1="1.793cm" svg:y1="0.411cm" svg:x2="1.673cm" svg:y2="0.531cm">
        <text:p/>
      </draw:line>
      <draw:line draw:style-name="Mgr40" draw:text-style-name="MP7" draw:layer="backgroundobjects" svg:x1="1.98cm" svg:y1="1.069cm" svg:x2="1.809cm" svg:y2="1.069cm">
        <text:p/>
      </draw:line>
      <draw:line draw:style-name="Mgr40" draw:text-style-name="MP7" draw:layer="backgroundobjects" svg:x1="0.379cm" svg:y1="0.411cm" svg:x2="0.499cm" svg:y2="0.531cm">
        <text:p/>
      </draw:line>
      <draw:line draw:style-name="Mgr40" draw:text-style-name="MP7"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4"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33" draw:text-style-name="MP7" draw:layer="backgroundobjects" svg:x1="11.521cm" svg:y1="0.322cm" svg:x2="11.28cm" svg:y2="0.92cm">
        <text:p/>
      </draw:line>
      <draw:line draw:style-name="Mgr33" draw:text-style-name="MP7" draw:layer="backgroundobjects" svg:x1="11.101cm" svg:y1="0.501cm" svg:x2="11.699cm" svg:y2="0.742cm">
        <text:p/>
      </draw:line>
      <draw:polygon draw:style-name="Mgr45" draw:text-style-name="MP11" draw:layer="backgroundobjects" svg:width="0.466cm" svg:height="0.502cm" svg:x="22.438cm" svg:y="14.574cm" svg:viewBox="0 0 467 503" draw:points="0,230 404,503 467,0">
        <text:p/>
      </draw:polygon>
      <draw:polygon draw:style-name="Mgr45" draw:text-style-name="MP11" draw:layer="backgroundobjects" svg:width="0.466cm" svg:height="0.501cm" svg:x="1.841cm" svg:y="2.955cm" svg:viewBox="0 0 467 502" draw:points="0,230 404,502 467,0">
        <text:p/>
      </draw:polygon>
      <draw:polygon draw:style-name="Mgr45" draw:text-style-name="MP11" draw:layer="backgroundobjects" svg:width="0.5cm" svg:height="0.472cm" svg:x="26.3cm" svg:y="0.824cm" svg:viewBox="0 0 501 473" draw:points="217,473 501,76 0,0">
        <text:p/>
      </draw:polygon>
      <draw:line draw:style-name="Mgr33" draw:text-style-name="MP7" draw:layer="backgroundobjects" svg:x1="1.511cm" svg:y1="14.253cm" svg:x2="1.27cm" svg:y2="14.851cm">
        <text:p/>
      </draw:line>
      <draw:line draw:style-name="Mgr33" draw:text-style-name="MP7" draw:layer="backgroundobjects" svg:x1="1.092cm" svg:y1="14.431cm" svg:x2="1.69cm" svg:y2="14.673cm">
        <text:p/>
      </draw:line>
      <draw:polygon draw:style-name="Mgr44"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12" draw:text-style-name="MP12"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6" draw:text-style-name="MP25"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47" draw:text-style-name="MP25"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47" draw:text-style-name="MP25"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47" draw:text-style-name="MP25"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48" draw:text-style-name="MP7" draw:layer="backgroundobjects" svg:x1="7.203cm" svg:y1="3.08cm" svg:x2="7.203cm" svg:y2="3.752cm">
        <text:p/>
      </draw:line>
      <draw:line draw:style-name="Mgr48" draw:text-style-name="MP7" draw:layer="backgroundobjects" svg:x1="9.997cm" svg:y1="4.052cm" svg:x2="9.521cm" svg:y2="4.527cm">
        <text:p/>
      </draw:line>
      <draw:line draw:style-name="Mgr48" draw:text-style-name="MP7" draw:layer="backgroundobjects" svg:x1="10.732cm" svg:y1="6.652cm" svg:x2="10.061cm" svg:y2="6.652cm">
        <text:p/>
      </draw:line>
      <draw:line draw:style-name="Mgr48" draw:text-style-name="MP7" draw:layer="backgroundobjects" svg:x1="4.409cm" svg:y1="4.052cm" svg:x2="4.884cm" svg:y2="4.527cm">
        <text:p/>
      </draw:line>
      <draw:line draw:style-name="Mgr48" draw:text-style-name="MP7" draw:layer="backgroundobjects" svg:x1="3.673cm" svg:y1="6.652cm" svg:x2="4.345cm" svg:y2="6.652cm">
        <text:p/>
      </draw:line>
      <draw:polygon draw:style-name="Mgr49" draw:text-style-name="MP25"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50" draw:text-style-name="MP25"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50" draw:text-style-name="MP25"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50" draw:text-style-name="MP25"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51" draw:text-style-name="MP7" draw:layer="backgroundobjects" svg:x1="7.131cm" svg:y1="3.001cm" svg:x2="7.131cm" svg:y2="3.673cm">
        <text:p/>
      </draw:line>
      <draw:line draw:style-name="Mgr51" draw:text-style-name="MP7" draw:layer="backgroundobjects" svg:x1="9.925cm" svg:y1="3.973cm" svg:x2="9.45cm" svg:y2="4.449cm">
        <text:p/>
      </draw:line>
      <draw:line draw:style-name="Mgr51" draw:text-style-name="MP7" draw:layer="backgroundobjects" svg:x1="10.661cm" svg:y1="6.573cm" svg:x2="9.989cm" svg:y2="6.573cm">
        <text:p/>
      </draw:line>
      <draw:line draw:style-name="Mgr51" draw:text-style-name="MP7" draw:layer="backgroundobjects" svg:x1="4.337cm" svg:y1="3.973cm" svg:x2="4.812cm" svg:y2="4.449cm">
        <text:p/>
      </draw:line>
      <draw:line draw:style-name="Mgr51" draw:text-style-name="MP7" draw:layer="backgroundobjects" svg:x1="3.601cm" svg:y1="6.573cm" svg:x2="4.273cm" svg:y2="6.573cm">
        <text:p/>
      </draw:line>
      <draw:line draw:style-name="Mgr52" draw:text-style-name="MP7" draw:layer="backgroundobjects" svg:x1="8.871cm" svg:y1="8.899cm" svg:x2="8.553cm" svg:y2="9.216cm">
        <text:p/>
      </draw:line>
      <draw:line draw:style-name="Mgr52" draw:text-style-name="MP7" draw:layer="backgroundobjects" svg:x1="8.553cm" svg:y1="8.899cm" svg:x2="8.871cm" svg:y2="9.216cm">
        <text:p/>
      </draw:line>
      <draw:line draw:style-name="Mgr52" draw:text-style-name="MP7" draw:layer="backgroundobjects" svg:x1="5.823cm" svg:y1="4.4cm" svg:x2="5.505cm" svg:y2="4.717cm">
        <text:p/>
      </draw:line>
      <draw:line draw:style-name="Mgr52" draw:text-style-name="MP7" draw:layer="backgroundobjects" svg:x1="5.505cm" svg:y1="4.4cm" svg:x2="5.823cm" svg:y2="4.717cm">
        <text:p/>
      </draw:line>
      <draw:polygon draw:style-name="Mgr53" draw:text-style-name="MP25" draw:layer="backgroundobjects" svg:width="0.464cm" svg:height="0.517cm" svg:x="4.995cm" svg:y="9.608cm" svg:viewBox="0 0 465 518" draw:points="0,518 465,353 93,0">
        <text:p/>
      </draw:polygon>
      <draw:polygon draw:style-name="Mgr53" draw:text-style-name="MP25" draw:layer="backgroundobjects" svg:width="0.469cm" svg:height="0.509cm" svg:x="10.116cm" svg:y="7.421cm" svg:viewBox="0 0 470 510" draw:points="0,238 412,510 470,0">
        <text:p/>
      </draw:polygon>
      <draw:polygon draw:style-name="Mgr53" draw:text-style-name="MP25" draw:layer="backgroundobjects" svg:width="0.521cm" svg:height="0.459cm" svg:x="3.024cm" svg:y="4.569cm" svg:viewBox="0 0 522 460" draw:points="0,66 297,460 522,0">
        <text:p/>
      </draw:polygon>
      <draw:polygon draw:style-name="Mgr53" draw:text-style-name="MP25"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31" draw:text-style-name="MP7" draw:layer="backgroundobjects" svg:x1="22.443cm" svg:y1="4.509cm" svg:x2="22.719cm" svg:y2="4.1cm">
        <text:p/>
      </draw:line>
      <draw:line draw:style-name="Mgr31" draw:text-style-name="MP7" draw:layer="backgroundobjects" svg:x1="21.11cm" svg:y1="2.746cm" svg:x2="21.6cm" svg:y2="2.655cm">
        <text:p/>
      </draw:line>
      <draw:line draw:style-name="Mgr31" draw:text-style-name="MP7" draw:layer="backgroundobjects" svg:x1="21.724cm" svg:y1="0.853cm" svg:x2="22.141cm" svg:y2="1.134cm">
        <text:p/>
      </draw:line>
      <draw:line draw:style-name="Mgr31" draw:text-style-name="MP7" draw:layer="backgroundobjects" svg:x1="24.576cm" svg:y1="5.086cm" svg:x2="24.477cm" svg:y2="4.598cm">
        <text:p/>
      </draw:line>
      <draw:line draw:style-name="Mgr31" draw:text-style-name="MP7" draw:layer="backgroundobjects" svg:x1="26.103cm" svg:y1="3.81cm" svg:x2="25.686cm" svg:y2="3.528cm">
        <text:p/>
      </draw:line>
      <draw:polygon draw:style-name="Mgr32" draw:text-style-name="MP25" draw:layer="backgroundobjects" svg:width="0.466cm" svg:height="0.502cm" svg:x="5.42cm" svg:y="12.193cm" svg:viewBox="0 0 467 503" draw:points="0,230 404,503 467,0">
        <text:p/>
      </draw:polygon>
      <draw:line draw:style-name="Mgr33" draw:text-style-name="MP7" draw:layer="backgroundobjects" svg:x1="15.214cm" svg:y1="2.411cm" svg:x2="14.758cm" svg:y2="2.867cm">
        <text:p/>
      </draw:line>
      <draw:line draw:style-name="Mgr33" draw:text-style-name="MP7" draw:layer="backgroundobjects" svg:x1="14.758cm" svg:y1="2.411cm" svg:x2="15.214cm" svg:y2="2.867cm">
        <text:p/>
      </draw:line>
      <draw:polygon draw:style-name="Mgr34" draw:text-style-name="MP25"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7.4.6.2$Linux_X86_64 LibreOffice_project/40$Build-2</meta:generator>
    <meta:creation-date>2023-05-13T12:27:59.007504780</meta:creation-date>
    <meta:editing-duration>PT2H15M29S</meta:editing-duration>
    <meta:editing-cycles>19</meta:editing-cycles>
    <dc:date>2023-05-21T11:42:51.696794745</dc:date>
    <meta:document-statistic meta:object-count="376"/>
    <meta:template xlink:type="simple" xlink:actuate="onRequest" xlink:title="Yellow Idea" xlink:href="../../../../../usr/lib/libreoffice/share/template/common/presnt/Yellow_Idea.otp" meta:date="2023-05-13T12:27:58.600990674"/>
  </office:meta>
</office:document-meta>
</file>